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" style:family="graphic">
      <style:graphic-properties style:protect="size"/>
    </style:style>
    <style:style style:name="gr3" style:family="graphic" style:parent-style-name="Standard_5f_25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_5f_25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_5f_25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_5f_25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11" style:family="graphic" style:parent-style-name="Standard_5f_25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" style:family="graphic" style:parent-style-name="Standard_5f_25_5f_2">
      <style:graphic-properties draw:stroke="none" svg:stroke-color="#000000" draw:fill="none" draw:fill-color="#ffffff" draw:auto-grow-height="true" draw:auto-grow-width="false" fo:max-height="0cm" fo:min-height="0.749cm"/>
    </style:style>
    <style:style style:name="gr13" style:family="graphic" style:parent-style-name="Standard_5f_25_5f_2">
      <style:graphic-properties draw:stroke="none" svg:stroke-color="#000000" draw:fill="none" draw:fill-color="#ffffff" draw:auto-grow-height="true" draw:auto-grow-width="false" fo:max-height="0cm" fo:min-height="0.863cm"/>
    </style:style>
    <style:style style:name="gr14" style:family="graphic" style:parent-style-name="Standard_5f_25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15" style:family="graphic" style:parent-style-name="Standard_5f_25_5f_2">
      <style:graphic-properties draw:stroke="none" svg:stroke-color="#000000" draw:fill="none" draw:fill-color="#ffffff" draw:auto-grow-height="true" draw:auto-grow-width="false" fo:max-height="0cm" fo:min-height="1.098cm"/>
    </style:style>
    <style:style style:name="gr16" style:family="graphic" style:parent-style-name="objectwithoutfill">
      <style:graphic-properties draw:stroke="dash" draw:stroke-dash="Fine_20_Dashe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svg:stroke-width="0.106cm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_5f_25">
      <style:graphic-properties draw:stroke="none" svg:stroke-color="#000000" draw:fill="none" draw:fill-color="#ffffff" draw:auto-grow-height="true" draw:auto-grow-width="false" fo:max-height="0cm" fo:min-height="0.749cm"/>
    </style:style>
    <style:style style:name="gr19" style:family="graphic" style:parent-style-name="Standard_5f_25">
      <style:graphic-properties draw:stroke="none" svg:stroke-color="#000000" draw:fill="none" draw:fill-color="#ffffff" draw:auto-grow-height="true" draw:auto-grow-width="false" fo:max-height="0cm" fo:min-height="0.863cm"/>
    </style:style>
    <style:style style:name="gr20" style:family="graphic" style:parent-style-name="Standard_5f_25">
      <style:graphic-properties draw:stroke="none" svg:stroke-color="#000000" draw:fill="none" draw:fill-color="#ffffff" draw:auto-grow-height="true" draw:auto-grow-width="false" fo:max-height="0cm" fo:min-height="1.098cm"/>
    </style:style>
    <style:style style:name="gr21" style:family="graphic" style:parent-style-name="Standard_5f_25">
      <style:graphic-properties draw:stroke="none" draw:fill="none" fo:min-height="0.714cm"/>
    </style:style>
    <style:style style:name="gr22" style:family="graphic" style:parent-style-name="Standard_5f_25_5f_3">
      <style:graphic-properties draw:stroke="none" svg:stroke-color="#000000" draw:fill="none" draw:fill-color="#ffffff" draw:auto-grow-height="true" draw:auto-grow-width="false" fo:max-height="0cm" fo:min-height="0.749cm"/>
    </style:style>
    <style:style style:name="gr23" style:family="graphic" style:parent-style-name="Standard_5f_25_5f_3">
      <style:graphic-properties draw:stroke="none" svg:stroke-color="#000000" draw:fill="none" draw:fill-color="#ffffff" draw:auto-grow-height="true" draw:auto-grow-width="false" fo:max-height="0cm" fo:min-height="0.863cm"/>
    </style:style>
    <style:style style:name="gr24" style:family="graphic" style:parent-style-name="Standard_5f_25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25" style:family="graphic" style:parent-style-name="Standard_5f_25_5f_3">
      <style:graphic-properties draw:stroke="none" svg:stroke-color="#000000" draw:fill="none" draw:fill-color="#ffffff" draw:auto-grow-height="true" draw:auto-grow-width="false" fo:max-height="0cm" fo:min-height="1.098cm"/>
    </style:style>
    <style:style style:name="gr26" style:family="graphic" style:parent-style-name="Standard_5f_25_5f_3">
      <style:graphic-properties draw:stroke="none" draw:fill="none" fo:min-height="0.714cm"/>
    </style:style>
    <style:style style:name="gr27" style:family="graphic" style:parent-style-name="Standard_5f_25_5f_3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28" style:family="graphic" style:parent-style-name="Standard_5f_25_5f_1_5f_2">
      <style:graphic-properties draw:stroke="none" svg:stroke-color="#000000" draw:fill="none" draw:fill-color="#ffffff" draw:auto-grow-height="true" draw:auto-grow-width="false" fo:max-height="0cm" fo:min-height="0.749cm"/>
    </style:style>
    <style:style style:name="gr29" style:family="graphic" style:parent-style-name="Objet_20_sans_20_remplissage_20_et_20_sans_20_ligne">
      <style:graphic-properties draw:stroke="solid" svg:stroke-width="0.053cm" svg:stroke-color="#ff3333" draw:marker-start-width="0.279cm" draw:marker-end-width="0.279cm" draw:textarea-vertical-align="middle" fo:padding-top="0.137cm" fo:padding-bottom="0.137cm" fo:padding-left="0.262cm" fo:padding-right="0.262cm" draw:ole-draw-aspect="1" style:protect="size"/>
    </style:style>
    <style:style style:name="gr30" style:family="graphic" style:parent-style-name="Standard_5f_25_5f_3_5f_2">
      <style:graphic-properties draw:stroke="none" svg:stroke-color="#000000" draw:fill="none" draw:fill-color="#ffffff" draw:auto-grow-height="true" draw:auto-grow-width="false" fo:max-height="0cm" fo:min-height="0.863cm"/>
    </style:style>
    <style:style style:name="gr31" style:family="graphic" style:parent-style-name="Standard_5f_25_5f_3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32" style:family="graphic" style:parent-style-name="Standard_5f_25_5f_3_5f_2">
      <style:graphic-properties draw:stroke="none" svg:stroke-color="#000000" draw:fill="none" draw:fill-color="#ffffff" draw:auto-grow-height="true" draw:auto-grow-width="false" fo:max-height="0cm" fo:min-height="1.098cm"/>
    </style:style>
    <style:style style:name="gr33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Standard_5f_28">
      <style:graphic-properties draw:stroke="none" svg:stroke-color="#000000" draw:fill="none" draw:fill-color="#ffffff" draw:auto-grow-height="true" draw:auto-grow-width="false" fo:max-height="0cm" fo:min-height="0.863cm"/>
    </style:style>
    <style:style style:name="gr3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_5f_28">
      <style:graphic-properties draw:stroke="none" svg:stroke-color="#000000" draw:fill="none" draw:fill-color="#ffffff" draw:auto-grow-height="true" draw:auto-grow-width="false" fo:max-height="0cm" fo:min-height="0.713cm"/>
    </style:style>
    <style:style style:name="gr37" style:family="graphic" style:parent-style-name="Standard_5f_25_5f_4">
      <style:graphic-properties draw:stroke="none" svg:stroke-color="#000000" draw:fill="none" draw:fill-color="#ffffff" draw:auto-grow-height="true" draw:auto-grow-width="false" fo:max-height="0cm" fo:min-height="0.713cm"/>
    </style:style>
    <style:style style:name="gr38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Objet_20_sans_20_remplissage_20_et_20_sans_20_ligne">
      <style:graphic-properties draw:stroke="solid" svg:stroke-width="0.053cm" svg:stroke-color="#ff3333" draw:marker-start-width="0.279cm" draw:marker-end-width="0.279cm" draw:textarea-vertical-align="middle" fo:padding-top="0.151cm" fo:padding-bottom="0.151cm" fo:padding-left="0.276cm" fo:padding-right="0.276cm" draw:ole-draw-aspect="1" style:protect="size"/>
    </style:style>
    <style:style style:name="gr40" style:family="graphic" style:parent-style-name="Standard_5f_25_5f_1_5f_3_5f_2">
      <style:graphic-properties draw:stroke="none" svg:stroke-color="#000000" draw:fill="none" draw:fill-color="#ffffff" draw:auto-grow-height="true" draw:auto-grow-width="false" fo:max-height="0cm" fo:min-height="0.749cm"/>
    </style:style>
    <style:style style:name="gr41" style:family="graphic" style:parent-style-name="Standard_5f_25_5f_3_5f_3_5f_2">
      <style:graphic-properties draw:stroke="none" svg:stroke-color="#000000" draw:fill="none" draw:fill-color="#ffffff" draw:auto-grow-height="true" draw:auto-grow-width="false" fo:max-height="0cm" fo:min-height="0.863cm"/>
    </style:style>
    <style:style style:name="gr42" style:family="graphic" style:parent-style-name="Standard_5f_25_5f_3_5f_3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43" style:family="graphic" style:parent-style-name="Standard_5f_25_5f_3_5f_3_5f_2">
      <style:graphic-properties draw:stroke="none" svg:stroke-color="#000000" draw:fill="none" draw:fill-color="#ffffff" draw:auto-grow-height="true" draw:auto-grow-width="false" fo:max-height="0cm" fo:min-height="1.098cm"/>
    </style:style>
    <style:style style:name="gr44" style:family="graphic" style:parent-style-name="Standard_5f_29_5f_2">
      <style:graphic-properties draw:stroke="none" svg:stroke-color="#000000" draw:fill="none" draw:fill-color="#ffffff" draw:auto-grow-height="true" draw:auto-grow-width="false" fo:max-height="0cm" fo:min-height="0.863cm"/>
    </style:style>
    <style:style style:name="gr45" style:family="graphic" style:parent-style-name="Standard_5f_29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46" style:family="graphic" style:parent-style-name="Standard_5f_25_5f_5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47" style:family="graphic" style:parent-style-name="objectwithoutfill">
      <style:graphic-properties draw:stroke="solid" svg:stroke-width="0.106cm" svg:stroke-color="#3333ff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48" style:family="graphic" style:parent-style-name="Standard_5f_25_5f_1_5f_3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49" style:family="graphic" style:parent-style-name="Standard_5f_25_5f_3_5f_3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50" style:family="graphic" style:parent-style-name="Standard_5f_25_5f_3_5f_3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51" style:family="graphic" style:parent-style-name="Standard_5f_25_5f_3_5f_3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52" style:family="graphic" style:parent-style-name="Standard_5f_29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53" style:family="graphic" style:parent-style-name="Standard_5f_29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54" style:family="graphic" style:parent-style-name="Standard_5f_25_5f_5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55" style:family="graphic" style:parent-style-name="objectwithoutfill">
      <style:graphic-properties svg:stroke-width="0.106cm" svg:stroke-color="#33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Standard_5f_25_5f_1_5f_3">
      <style:graphic-properties draw:stroke="none" svg:stroke-color="#000000" draw:fill="none" draw:fill-color="#ffffff" draw:auto-grow-height="true" draw:auto-grow-width="false" fo:max-height="0cm" fo:min-height="0.749cm"/>
    </style:style>
    <style:style style:name="gr57" style:family="graphic" style:parent-style-name="Standard_5f_25_5f_3_5f_3">
      <style:graphic-properties draw:stroke="none" svg:stroke-color="#000000" draw:fill="none" draw:fill-color="#ffffff" draw:auto-grow-height="true" draw:auto-grow-width="false" fo:max-height="0cm" fo:min-height="0.863cm"/>
    </style:style>
    <style:style style:name="gr58" style:family="graphic" style:parent-style-name="Standard_5f_25_5f_3_5f_3">
      <style:graphic-properties draw:stroke="none" svg:stroke-color="#000000" draw:fill="none" draw:fill-color="#ffffff" draw:auto-grow-height="true" draw:auto-grow-width="false" fo:max-height="0cm" fo:min-height="0.713cm"/>
    </style:style>
    <style:style style:name="gr59" style:family="graphic" style:parent-style-name="Standard_5f_25_5f_3_5f_3">
      <style:graphic-properties draw:stroke="none" svg:stroke-color="#000000" draw:fill="none" draw:fill-color="#ffffff" draw:auto-grow-height="true" draw:auto-grow-width="false" fo:max-height="0cm" fo:min-height="1.098cm"/>
    </style:style>
    <style:style style:name="gr60" style:family="graphic" style:parent-style-name="Standard_5f_29">
      <style:graphic-properties draw:stroke="none" svg:stroke-color="#000000" draw:fill="none" draw:fill-color="#ffffff" draw:auto-grow-height="true" draw:auto-grow-width="false" fo:max-height="0cm" fo:min-height="0.863cm"/>
    </style:style>
    <style:style style:name="gr61" style:family="graphic" style:parent-style-name="Standard_5f_29">
      <style:graphic-properties draw:stroke="none" svg:stroke-color="#000000" draw:fill="none" draw:fill-color="#ffffff" draw:auto-grow-height="true" draw:auto-grow-width="false" fo:max-height="0cm" fo:min-height="0.713cm"/>
    </style:style>
    <style:style style:name="gr62" style:family="graphic" style:parent-style-name="Standard_5f_25_5f_5">
      <style:graphic-properties draw:stroke="none" svg:stroke-color="#000000" draw:fill="none" draw:fill-color="#ffffff" draw:auto-grow-height="true" draw:auto-grow-width="false" fo:max-height="0cm" fo:min-height="0.713cm"/>
    </style:style>
    <style:style style:name="gr63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5" style:family="graphic" style:parent-style-name="Standard_5f_25_5f_1_5f_4">
      <style:graphic-properties draw:stroke="none" svg:stroke-color="#000000" draw:fill="none" draw:fill-color="#ffffff" draw:auto-grow-height="true" draw:auto-grow-width="false" fo:max-height="0cm" fo:min-height="0.749cm"/>
    </style:style>
    <style:style style:name="gr66" style:family="graphic" style:parent-style-name="Standard_5f_25_5f_3_5f_4">
      <style:graphic-properties draw:stroke="none" svg:stroke-color="#000000" draw:fill="none" draw:fill-color="#ffffff" draw:auto-grow-height="true" draw:auto-grow-width="false" fo:max-height="0cm" fo:min-height="0.863cm"/>
    </style:style>
    <style:style style:name="gr67" style:family="graphic" style:parent-style-name="Standard_5f_25_5f_3_5f_4">
      <style:graphic-properties draw:stroke="none" svg:stroke-color="#000000" draw:fill="none" draw:fill-color="#ffffff" draw:auto-grow-height="true" draw:auto-grow-width="false" fo:max-height="0cm" fo:min-height="0.713cm"/>
    </style:style>
    <style:style style:name="gr68" style:family="graphic" style:parent-style-name="Standard_5f_25_5f_3_5f_4">
      <style:graphic-properties draw:stroke="none" svg:stroke-color="#000000" draw:fill="none" draw:fill-color="#ffffff" draw:auto-grow-height="true" draw:auto-grow-width="false" fo:max-height="0cm" fo:min-height="1.098cm"/>
    </style:style>
    <style:style style:name="gr69" style:family="graphic" style:parent-style-name="Standard_5f_30">
      <style:graphic-properties draw:stroke="none" svg:stroke-color="#000000" draw:fill="none" draw:fill-color="#ffffff" draw:auto-grow-height="true" draw:auto-grow-width="false" fo:max-height="0cm" fo:min-height="0.863cm"/>
    </style:style>
    <style:style style:name="gr70" style:family="graphic" style:parent-style-name="Standard_5f_30">
      <style:graphic-properties draw:stroke="none" svg:stroke-color="#000000" draw:fill="none" draw:fill-color="#ffffff" draw:auto-grow-height="true" draw:auto-grow-width="false" fo:max-height="0cm" fo:min-height="0.713cm"/>
    </style:style>
    <style:style style:name="gr71" style:family="graphic" style:parent-style-name="Standard_5f_25_5f_6">
      <style:graphic-properties draw:stroke="none" svg:stroke-color="#000000" draw:fill="none" draw:fill-color="#ffffff" draw:auto-grow-height="true" draw:auto-grow-width="false" fo:max-height="0cm" fo:min-height="0.713cm"/>
    </style:style>
    <style:style style:name="gr72" style:family="graphic" style:parent-style-name="objectwithoutfill">
      <style:graphic-properties draw:stroke="solid" svg:stroke-width="0.106cm" svg:stroke-color="#009933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objectwithoutfill">
      <style:graphic-properties draw:stroke="dash" draw:stroke-dash="Fine_20_Dashed" svg:stroke-width="0.053cm" svg:stroke-color="#009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Standard_5f_25_5f_1_5f_4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75" style:family="graphic" style:parent-style-name="Standard_5f_25_5f_3_5f_4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76" style:family="graphic" style:parent-style-name="Standard_5f_25_5f_3_5f_4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77" style:family="graphic" style:parent-style-name="Standard_5f_25_5f_3_5f_4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78" style:family="graphic" style:parent-style-name="Standard_5f_30_5f_1">
      <style:graphic-properties draw:stroke="none" svg:stroke-color="#000000" draw:fill="none" draw:fill-color="#ffffff" draw:auto-grow-height="true" draw:auto-grow-width="false" fo:max-height="0cm" fo:min-height="0.863cm"/>
    </style:style>
    <style:style style:name="gr79" style:family="graphic" style:parent-style-name="Standard_5f_30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80" style:family="graphic" style:parent-style-name="Standard_5f_25_5f_6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81" style:family="graphic" style:parent-style-name="objectwithoutfill">
      <style:graphic-properties svg:stroke-width="0.106cm" svg:stroke-color="#009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2" style:family="graphic" style:parent-style-name="Standard_5f_25_5f_1_5f_5">
      <style:graphic-properties draw:stroke="none" svg:stroke-color="#000000" draw:fill="none" draw:fill-color="#ffffff" draw:auto-grow-height="true" draw:auto-grow-width="false" fo:max-height="0cm" fo:min-height="0.749cm"/>
    </style:style>
    <style:style style:name="gr83" style:family="graphic" style:parent-style-name="Standard_5f_25_5f_3_5f_5">
      <style:graphic-properties draw:stroke="none" svg:stroke-color="#000000" draw:fill="none" draw:fill-color="#ffffff" draw:auto-grow-height="true" draw:auto-grow-width="false" fo:max-height="0cm" fo:min-height="0.863cm"/>
    </style:style>
    <style:style style:name="gr84" style:family="graphic" style:parent-style-name="Standard_5f_25_5f_3_5f_5">
      <style:graphic-properties draw:stroke="none" svg:stroke-color="#000000" draw:fill="none" draw:fill-color="#ffffff" draw:auto-grow-height="true" draw:auto-grow-width="false" fo:max-height="0cm" fo:min-height="0.713cm"/>
    </style:style>
    <style:style style:name="gr85" style:family="graphic" style:parent-style-name="Standard_5f_25_5f_3_5f_5">
      <style:graphic-properties draw:stroke="none" svg:stroke-color="#000000" draw:fill="none" draw:fill-color="#ffffff" draw:auto-grow-height="true" draw:auto-grow-width="false" fo:max-height="0cm" fo:min-height="1.098cm"/>
    </style:style>
    <style:style style:name="gr86" style:family="graphic" style:parent-style-name="Standard_5f_33">
      <style:graphic-properties draw:stroke="none" svg:stroke-color="#000000" draw:fill="none" draw:fill-color="#ffffff" draw:auto-grow-height="true" draw:auto-grow-width="false" fo:max-height="0cm" fo:min-height="0.863cm"/>
    </style:style>
    <style:style style:name="gr87" style:family="graphic" style:parent-style-name="Standard_5f_33">
      <style:graphic-properties draw:stroke="none" svg:stroke-color="#000000" draw:fill="none" draw:fill-color="#ffffff" draw:auto-grow-height="true" draw:auto-grow-width="false" fo:max-height="0cm" fo:min-height="0.713cm"/>
    </style:style>
    <style:style style:name="gr88" style:family="graphic" style:parent-style-name="Standard_5f_25_5f_7">
      <style:graphic-properties draw:stroke="none" svg:stroke-color="#000000" draw:fill="none" draw:fill-color="#ffffff" draw:auto-grow-height="true" draw:auto-grow-width="false" fo:max-height="0cm" fo:min-height="0.713cm"/>
    </style:style>
    <style:style style:name="gr89" style:family="graphic" style:parent-style-name="objectwithoutfill">
      <style:graphic-properties svg:stroke-width="0.053cm" svg:stroke-color="#ff3333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0" style:family="graphic" style:parent-style-name="Standard_5f_33">
      <style:graphic-properties draw:stroke="none" svg:stroke-color="#000000" draw:fill="none" draw:fill-color="#ffffff" draw:auto-grow-height="true" draw:auto-grow-width="false" fo:max-height="0cm" fo:min-height="0.556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3" style:family="graphic" style:parent-style-name="Standard_5f_25_5f_1_5f_6_5f_2">
      <style:graphic-properties draw:stroke="none" svg:stroke-color="#000000" draw:fill="none" draw:fill-color="#ffffff" draw:auto-grow-height="true" draw:auto-grow-width="false" fo:max-height="0cm" fo:min-height="0.749cm"/>
    </style:style>
    <style:style style:name="gr94" style:family="graphic" style:parent-style-name="Standard_5f_25_5f_3_5f_6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95" style:family="graphic" style:parent-style-name="Standard_5f_25_5f_3_5f_6_5f_2">
      <style:graphic-properties draw:stroke="none" svg:stroke-color="#000000" draw:fill="none" draw:fill-color="#ffffff" draw:auto-grow-height="true" draw:auto-grow-width="false" fo:max-height="0cm" fo:min-height="1.098cm"/>
    </style:style>
    <style:style style:name="gr96" style:family="graphic" style:parent-style-name="Standard_5f_25_5f_8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97" style:family="graphic" style:parent-style-name="Standard_5f_36">
      <style:graphic-properties draw:stroke="none" svg:stroke-color="#000000" draw:fill="none" draw:fill-color="#ffffff" draw:auto-grow-height="true" draw:auto-grow-width="false" fo:max-height="0cm" fo:min-height="0.863cm"/>
    </style:style>
    <style:style style:name="gr98" style:family="graphic" style:parent-style-name="Standard_5f_25_5f_1_5f_6_5f_1">
      <style:graphic-properties draw:stroke="none" svg:stroke-color="#000000" draw:fill="none" draw:fill-color="#ffffff" draw:auto-grow-height="true" draw:auto-grow-width="false" fo:max-height="0cm" fo:min-height="0.749cm"/>
    </style:style>
    <style:style style:name="gr99" style:family="graphic" style:parent-style-name="Standard_5f_25_5f_3_5f_6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0" style:family="graphic" style:parent-style-name="Standard_5f_25_5f_3_5f_6_5f_1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1" style:family="graphic" style:parent-style-name="Standard_5f_25_5f_8_5f_1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2" style:family="graphic" style:parent-style-name="Standard_5f_35">
      <style:graphic-properties draw:stroke="none" svg:stroke-color="#000000" draw:fill="none" draw:fill-color="#ffffff" draw:auto-grow-height="true" draw:auto-grow-width="false" fo:max-height="0cm" fo:min-height="0.863cm"/>
    </style:style>
    <style:style style:name="gr103" style:family="graphic" style:parent-style-name="Standard_5f_25_5f_1_5f_6">
      <style:graphic-properties draw:stroke="none" svg:stroke-color="#000000" draw:fill="none" draw:fill-color="#ffffff" draw:auto-grow-height="true" draw:auto-grow-width="false" fo:max-height="0cm" fo:min-height="0.749cm"/>
    </style:style>
    <style:style style:name="gr104" style:family="graphic" style:parent-style-name="Standard_5f_25_5f_3_5f_6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5" style:family="graphic" style:parent-style-name="Standard_5f_25_5f_3_5f_6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6" style:family="graphic" style:parent-style-name="Standard_5f_25_5f_8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08" style:family="graphic" style:parent-style-name="Standard_5f_25_5f_1_5f_6_5f_4">
      <style:graphic-properties draw:stroke="none" svg:stroke-color="#000000" draw:fill="none" draw:fill-color="#ffffff" draw:auto-grow-height="true" draw:auto-grow-width="false" fo:max-height="0cm" fo:min-height="0.747cm"/>
    </style:style>
    <style:style style:name="gr109" style:family="graphic" style:parent-style-name="Standard_5f_38">
      <style:graphic-properties draw:stroke="none" svg:stroke-color="#000000" draw:fill="none" draw:fill-color="#ffffff" draw:auto-grow-height="true" draw:auto-grow-width="false" fo:max-height="0cm" fo:min-height="0.863cm"/>
    </style:style>
    <style:style style:name="gr110" style:family="graphic" style:parent-style-name="Standard_5f_25_5f_1_5f_6_5f_3">
      <style:graphic-properties draw:stroke="none" svg:stroke-color="#000000" draw:fill="none" draw:fill-color="#ffffff" draw:auto-grow-height="true" draw:auto-grow-width="false" fo:max-height="0cm" fo:min-height="0.747cm"/>
    </style:style>
    <style:style style:name="gr111" style:family="graphic" style:parent-style-name="Standard_5f_37">
      <style:graphic-properties draw:stroke="none" svg:stroke-color="#000000" draw:fill="none" draw:fill-color="#ffffff" draw:auto-grow-height="true" draw:auto-grow-width="false" fo:max-height="0cm" fo:min-height="0.863cm"/>
    </style:style>
    <style:style style:name="gr112" style:family="graphic" style:parent-style-name="Standard_5f_37">
      <style:graphic-properties draw:stroke="none" svg:stroke-color="#000000" draw:fill="none" draw:fill-color="#ffffff" draw:auto-grow-height="true" draw:auto-grow-width="false" fo:max-height="0cm" fo:min-height="0.948cm"/>
    </style:style>
    <style:style style:name="gr113" style:family="graphic" style:parent-style-name="Standard_5f_25_5f_1_5f_6_5f_5">
      <style:graphic-properties draw:stroke="none" svg:stroke-color="#000000" draw:fill="none" draw:fill-color="#ffffff" draw:auto-grow-height="true" draw:auto-grow-width="false" fo:max-height="0cm" fo:min-height="0.747cm"/>
    </style:style>
    <style:style style:name="gr114" style:family="graphic" style:parent-style-name="Standard_5f_39">
      <style:graphic-properties draw:stroke="none" svg:stroke-color="#000000" draw:fill="none" draw:fill-color="#ffffff" draw:auto-grow-height="true" draw:auto-grow-width="false" fo:max-height="0cm" fo:min-height="0.863cm"/>
    </style:style>
    <style:style style:name="gr115" style:family="graphic" style:parent-style-name="Standard_5f_39">
      <style:graphic-properties draw:stroke="none" svg:stroke-color="#000000" draw:fill="none" draw:fill-color="#ffffff" draw:auto-grow-height="true" draw:auto-grow-width="false" fo:max-height="0cm" fo:min-height="0.948cm"/>
    </style:style>
    <style:style style:name="gr116" style:family="graphic" style:parent-style-name="Standard_5f_39">
      <style:graphic-properties draw:stroke="none" svg:stroke-color="#000000" draw:fill="none" draw:fill-color="#ffffff" draw:auto-grow-height="true" draw:auto-grow-width="false" fo:max-height="0cm" fo:min-height="1.465cm"/>
    </style:style>
    <style:style style:name="gr117" style:family="graphic" style:parent-style-name="Standard_5f_25_5f_1_5f_6">
      <style:graphic-properties draw:stroke="none" svg:stroke-color="#000000" draw:fill="none" draw:fill-color="#ffffff" draw:auto-grow-height="true" draw:auto-grow-width="false" fo:max-height="0cm" fo:min-height="0.747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ff3333"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color="#0000ff" fo:font-size="18pt"/>
    </style:style>
    <style:style style:name="P7" style:family="paragraph">
      <style:text-properties fo:color="#3333ff" fo:font-size="18pt"/>
    </style:style>
    <style:style style:name="P8" style:family="paragraph">
      <style:text-properties fo:font-size="20pt"/>
    </style:style>
    <style:style style:name="P9" style:family="paragraph">
      <style:text-properties fo:color="#ff3333" fo:font-size="18pt" fo:font-style="normal" fo:font-weight="bold" style:font-style-asian="normal" style:font-weight-asian="bold" style:font-style-complex="normal" style:font-weight-complex="bold"/>
    </style:style>
    <style:style style:name="P10" style:family="paragraph">
      <style:text-properties fo:color="#808080" fo:font-size="18pt"/>
    </style:style>
    <style:style style:name="P11" style:family="paragraph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P12" style:family="paragraph">
      <style:text-properties fo:color="#ff3333" fo:font-size="14pt" style:font-size-asian="14pt" style:font-size-complex="14pt"/>
    </style:style>
    <style:style style:name="P13" style:family="paragraph">
      <style:text-properties fo:color="#009933" fo:font-size="18pt"/>
    </style:style>
    <style:style style:name="P14" style:family="paragraph">
      <style:text-properties fo:color="#3333ff"/>
    </style:style>
    <style:style style:name="P15" style:family="paragraph">
      <style:text-properties fo:color="#009933"/>
    </style:style>
    <style:style style:name="P16" style:family="paragraph">
      <style:text-properties fo:color="#ff3333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 fo:font-size="18pt"/>
    </style:style>
    <style:style style:name="T4" style:family="text">
      <style:text-properties fo:color="#ff3333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fo:color="#ff3333" fo:font-family="Arial" style:font-family-generic="roman" style:font-pitch="variable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6" style:family="text">
      <style:text-properties fo:font-size="18pt"/>
    </style:style>
    <style:style style:name="T7" style:family="text">
      <style:text-properties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8" style:family="text">
      <style:text-properties style:text-position="-33% 58%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9" style:family="text">
      <style:text-properties fo:color="#0000ff" fo:font-size="18pt"/>
    </style:style>
    <style:style style:name="T10" style:family="text">
      <style:text-properties fo:color="#0000ff" style:text-position="-33% 58%" fo:font-size="18pt"/>
    </style:style>
    <style:style style:name="T11" style:family="text">
      <style:text-properties fo:color="#3333ff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12" style:family="text">
      <style:text-properties fo:color="#3333ff" style:text-position="0% 100%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13" style:family="text">
      <style:text-properties fo:color="#ff3333" style:text-position="-33% 58%" fo:font-size="18pt"/>
    </style:style>
    <style:style style:name="T14" style:family="text">
      <style:text-properties fo:color="#3333ff" style:text-position="-33% 58%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15" style:family="text">
      <style:text-properties fo:color="#000000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16" style:family="text">
      <style:text-properties fo:color="#000000" style:text-position="0% 100%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17" style:family="text">
      <style:text-properties fo:color="#ff3333" fo:font-family="Arial" style:font-style-name="Normal" style:font-family-generic="swiss" fo:font-size="18pt" fo:font-style="normal" fo:font-weight="bold" style:font-family-asian="Arial" style:font-style-name-asian="Normal" style:font-family-generic-asian="swiss" style:font-style-asian="normal" style:font-weight-asian="bold" style:font-family-complex="Arial" style:font-style-name-complex="Normal" style:font-family-generic-complex="swiss" style:font-style-complex="normal" style:font-weight-complex="bold"/>
    </style:style>
    <style:style style:name="T18" style:family="text">
      <style:text-properties fo:color="#ff3333" style:text-position="-33% 58%" fo:font-family="Arial" style:font-style-name="Normal" style:font-family-generic="swiss" fo:font-size="18pt" fo:font-style="normal" fo:font-weight="bold" style:font-family-asian="Arial" style:font-style-name-asian="Normal" style:font-family-generic-asian="swiss" style:font-style-asian="normal" style:font-weight-asian="bold" style:font-family-complex="Arial" style:font-style-name-complex="Normal" style:font-family-generic-complex="swiss" style:font-style-complex="normal" style:font-weight-complex="bold"/>
    </style:style>
    <style:style style:name="T19" style:family="text">
      <style:text-properties style:text-position="0% 100%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20" style:family="text">
      <style:text-properties fo:color="#ff3333" style:text-position="0% 100%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21" style:family="text">
      <style:text-properties fo:color="#ff3333" style:text-position="-33% 58%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22" style:family="text">
      <style:text-properties fo:color="#808080" fo:font-size="18pt"/>
    </style:style>
    <style:style style:name="T23" style:family="text">
      <style:text-properties fo:color="#808080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24" style:family="text">
      <style:text-properties fo:color="#000000" fo:font-family="Arial" style:font-style-name="Normal" style:font-family-generic="swiss" fo:font-size="18pt" fo:font-style="normal" fo:font-weight="bold" style:font-family-asian="Arial" style:font-style-name-asian="Normal" style:font-family-generic-asian="swiss" style:font-style-asian="normal" style:font-weight-asian="bold" style:font-family-complex="Arial" style:font-style-name-complex="Normal" style:font-family-generic-complex="swiss" style:font-style-complex="normal" style:font-weight-complex="bold"/>
    </style:style>
    <style:style style:name="T25" style:family="text">
      <style:text-properties fo:color="#000000" style:text-position="-33% 58%" fo:font-family="Arial" style:font-style-name="Normal" style:font-family-generic="swiss" fo:font-size="18pt" fo:font-style="normal" fo:font-weight="bold" style:font-family-asian="Arial" style:font-style-name-asian="Normal" style:font-family-generic-asian="swiss" style:font-style-asian="normal" style:font-weight-asian="bold" style:font-family-complex="Arial" style:font-style-name-complex="Normal" style:font-family-generic-complex="swiss" style:font-style-complex="normal" style:font-weight-complex="bold"/>
    </style:style>
    <style:style style:name="T26" style:family="text">
      <style:text-properties style:text-position="-33% 58%" fo:font-size="18pt"/>
    </style:style>
    <style:style style:name="T27" style:family="text">
      <style:text-properties style:text-position="33% 58%" fo:font-size="18pt"/>
    </style:style>
    <style:style style:name="T28" style:family="text">
      <style:text-properties fo:color="#3333ff" fo:font-size="18pt"/>
    </style:style>
    <style:style style:name="T29" style:family="text">
      <style:text-properties fo:color="#3333ff" style:text-position="-33% 58%" fo:font-size="18pt"/>
    </style:style>
    <style:style style:name="T30" style:family="text">
      <style:text-properties fo:color="#3333ff" style:text-position="0% 100%" fo:font-size="18pt"/>
    </style:style>
    <style:style style:name="T31" style:family="text">
      <style:text-properties fo:color="#3333ff" style:text-position="33% 58%" fo:font-size="18pt"/>
    </style:style>
    <style:style style:name="T32" style:family="text">
      <style:text-properties fo:color="#ff3333" fo:font-size="14pt" style:font-size-asian="14pt" style:font-size-complex="14pt"/>
    </style:style>
    <style:style style:name="T33" style:family="text">
      <style:text-properties fo:color="#009933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4" style:family="text">
      <style:text-properties fo:color="#009933" style:text-position="-33% 58%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5" style:family="text">
      <style:text-properties fo:color="#009933" style:text-position="0% 100%" fo:font-family="Arial" style:font-style-name="Normal" style:font-family-generic="swiss" fo:font-size="18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6" style:family="text">
      <style:text-properties fo:color="#009933" fo:font-size="18pt"/>
    </style:style>
    <style:style style:name="T37" style:family="text">
      <style:text-properties fo:color="#009933" style:text-position="-33% 58%" fo:font-size="18pt"/>
    </style:style>
    <style:style style:name="T38" style:family="text">
      <style:text-properties fo:color="#009933" style:text-position="0% 100%" fo:font-size="18pt"/>
    </style:style>
    <style:style style:name="T39" style:family="text">
      <style:text-properties fo:color="#009933" style:text-position="33% 58%" fo:font-size="18pt"/>
    </style:style>
    <style:style style:name="T40" style:family="text">
      <style:text-properties style:text-position="-33% 58%"/>
    </style:style>
    <style:style style:name="T41" style:family="text">
      <style:text-properties style:text-position="33% 58%"/>
    </style:style>
    <style:style style:name="T42" style:family="text">
      <style:text-properties fo:color="#3333ff"/>
    </style:style>
    <style:style style:name="T43" style:family="text">
      <style:text-properties fo:color="#3333ff" style:text-position="-33% 58%"/>
    </style:style>
    <style:style style:name="T44" style:family="text">
      <style:text-properties fo:color="#3333ff" style:text-position="0% 100%"/>
    </style:style>
    <style:style style:name="T45" style:family="text">
      <style:text-properties fo:color="#3333ff" style:text-position="33% 58%"/>
    </style:style>
    <style:style style:name="T46" style:family="text">
      <style:text-properties fo:color="#009933"/>
    </style:style>
    <style:style style:name="T47" style:family="text">
      <style:text-properties fo:color="#009933" style:text-position="-33% 58%"/>
    </style:style>
    <style:style style:name="T48" style:family="text">
      <style:text-properties fo:color="#009933" style:text-position="0% 100%"/>
    </style:style>
    <style:style style:name="T49" style:family="text">
      <style:text-properties fo:color="#009933" style:text-position="33% 58%"/>
    </style:style>
    <style:style style:name="T50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51" style:family="text">
      <style:text-properties style:text-position="-33% 58%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52" style:family="text">
      <style:text-properties style:text-position="0% 100%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fo:color="#3333ff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56" style:family="text">
      <style:text-properties fo:color="#3333ff" style:text-position="-33% 58%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5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8.137cm" presentation:class="title" presentation:user-transformed="true">
          <draw:text-box>
            <text:p><text:span text:style-name="T1">LC 16 – Évolution et équilibre chimique</text:span></text:p>
          </draw:text-box>
        </draw:frame>
        <draw:frame draw:style-name="gr1" draw:text-style-name="P2" draw:layer="layout" svg:width="6cm" svg:height="0.8cm" svg:x="11cm" svg:y="20.1cm">
          <draw:text-box>
            <text:p><text:span text:style-name="T2">Mathieu Sarrat – 14/12/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3" draw:layer="layout" svg:width="12.2cm" svg:height="0.999cm" svg:x="7.9cm" svg:y="0.601cm">
          <draw:text-box>
            <text:p><text:span text:style-name="T3">Équilibre chimique : minimisation de G(</text:span><text:span text:style-name="T4">ξ</text:span><text:span text:style-name="T5">)</text:span></text:p>
          </draw:text-box>
        </draw:frame>
        <draw:line draw:style-name="gr4" draw:text-style-name="P4" draw:layer="layout" svg:x1="3.91cm" svg:y1="17.375cm" svg:x2="3.91cm" svg:y2="6.713cm">
          <text:p/>
        </draw:line>
        <draw:line draw:style-name="gr4" draw:text-style-name="P4" draw:layer="layout" svg:x1="3.699cm" svg:y1="17.254cm" svg:x2="17.092cm" svg:y2="17.253cm">
          <text:p/>
        </draw:line>
        <draw:frame draw:style-name="gr5" draw:text-style-name="P5" draw:layer="layout" svg:width="2cm" svg:height="0.963cm" svg:x="3.5cm" svg:y="5.6cm">
          <draw:text-box>
            <text:p><text:span text:style-name="T6">G(</text:span><text:span text:style-name="T7">ξ)</text:span></text:p>
          </draw:text-box>
        </draw:frame>
        <draw:frame draw:style-name="gr6" draw:text-style-name="P5" draw:layer="layout" svg:width="2.268cm" svg:height="1.348cm" svg:x="15.5cm" svg:y="17.3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16.172cm" svg:y1="17.376cm" svg:x2="16.172cm" svg:y2="6.714cm">
          <text:p/>
        </draw:line>
        <draw:path draw:style-name="gr8" draw:text-style-name="P4" draw:layer="layout" svg:width="12.326cm" svg:height="3.625cm" svg:x="3.844cm" svg:y="9.8cm" svg:viewBox="0 0 12327 3626" svg:d="M12327 2199c-5265 4198-12327-2199-12327-2199">
          <text:p/>
        </draw:path>
        <draw:frame draw:style-name="gr6" draw:text-style-name="P5" draw:layer="layout" svg:width="1.6cm" svg:height="1.348cm" svg:x="3.2cm" svg:y="17.352cm">
          <draw:text-box>
            <text:p><text:span text:style-name="T7">ξ</text:span><text:span text:style-name="T8">min</text:span></text:p>
          </draw:text-box>
        </draw:frame>
        <draw:line draw:style-name="gr9" draw:text-style-name="P4" draw:layer="layout" svg:x1="6.5cm" svg:y1="11.7cm" svg:x2="6.5cm" svg:y2="17.253cm">
          <text:p/>
        </draw:line>
        <draw:line draw:style-name="gr9" draw:text-style-name="P4" draw:layer="layout" svg:x1="6.39cm" svg:y1="11.7cm" svg:x2="3.91cm" svg:y2="11.7cm">
          <text:p/>
        </draw:line>
        <draw:frame draw:style-name="gr10" draw:text-style-name="P6" draw:layer="layout" svg:width="1.544cm" svg:height="1.113cm" svg:x="2.3cm" svg:y="11.3cm">
          <draw:text-box>
            <text:p><text:span text:style-name="T9">G</text:span><text:span text:style-name="T10">init</text:span></text:p>
          </draw:text-box>
        </draw:frame>
        <draw:frame draw:style-name="gr6" draw:text-style-name="P7" draw:layer="layout" svg:width="1.6cm" svg:height="1.348cm" svg:x="6cm" svg:y="17.352cm">
          <draw:text-box>
            <text:p><text:span text:style-name="T11">ξ</text:span><text:span text:style-name="T12">=0</text:span></text:p>
          </draw:text-box>
        </draw:frame>
        <draw:frame draw:style-name="gr11" draw:text-style-name="P5" draw:layer="layout" svg:width="1cm" svg:height="0.963cm" svg:x="17cm" svg:y="16.753cm">
          <draw:text-box>
            <text:p><text:span text:style-name="T7">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2" draw:text-style-name="P3" draw:layer="layout" svg:width="12.2cm" svg:height="0.999cm" svg:x="7.9cm" svg:y="0.601cm">
          <draw:text-box>
            <text:p><text:span text:style-name="T3">Équilibre chimique : minimisation de G(</text:span><text:span text:style-name="T4">ξ</text:span><text:span text:style-name="T5">)</text:span></text:p>
          </draw:text-box>
        </draw:frame>
        <draw:line draw:style-name="gr4" draw:text-style-name="P4" draw:layer="layout" svg:x1="3.91cm" svg:y1="17.375cm" svg:x2="3.91cm" svg:y2="6.713cm">
          <text:p/>
        </draw:line>
        <draw:line draw:style-name="gr4" draw:text-style-name="P4" draw:layer="layout" svg:x1="3.699cm" svg:y1="17.254cm" svg:x2="17.092cm" svg:y2="17.253cm">
          <text:p/>
        </draw:line>
        <draw:frame draw:style-name="gr13" draw:text-style-name="P5" draw:layer="layout" svg:width="3cm" svg:height="1.113cm" svg:x="10.9cm" svg:y="12.2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14" draw:text-style-name="P5" draw:layer="layout" svg:width="2cm" svg:height="0.963cm" svg:x="3.5cm" svg:y="5.6cm">
          <draw:text-box>
            <text:p><text:span text:style-name="T6">G(</text:span><text:span text:style-name="T7">ξ)</text:span></text:p>
          </draw:text-box>
        </draw:frame>
        <draw:frame draw:style-name="gr15" draw:text-style-name="P5" draw:layer="layout" svg:width="2.268cm" svg:height="1.348cm" svg:x="15.5cm" svg:y="17.3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16.172cm" svg:y1="17.376cm" svg:x2="16.172cm" svg:y2="6.714cm">
          <text:p/>
        </draw:line>
        <draw:path draw:style-name="gr8" draw:text-style-name="P4" draw:layer="layout" svg:width="12.326cm" svg:height="3.625cm" svg:x="3.844cm" svg:y="9.8cm" svg:viewBox="0 0 12327 3626" svg:d="M12327 2199c-5265 4198-12327-2199-12327-2199">
          <text:p/>
        </draw:path>
        <draw:frame draw:style-name="gr15" draw:text-style-name="P5" draw:layer="layout" svg:width="1.6cm" svg:height="1.348cm" svg:x="3.2cm" svg:y="17.352cm">
          <draw:text-box>
            <text:p><text:span text:style-name="T7">ξ</text:span><text:span text:style-name="T8">min</text:span></text:p>
          </draw:text-box>
        </draw:frame>
        <draw:line draw:style-name="gr16" draw:text-style-name="P4" draw:layer="layout" svg:x1="12.3cm" svg:y1="17.254cm" svg:x2="12.3cm" svg:y2="13.428cm">
          <text:p/>
        </draw:line>
        <draw:line draw:style-name="gr16" draw:text-style-name="P4" draw:layer="layout" svg:x1="12.3cm" svg:y1="13.443cm" svg:x2="3.91cm" svg:y2="13.443cm">
          <text:p/>
        </draw:line>
        <draw:frame draw:style-name="gr13" draw:text-style-name="P3" draw:layer="layout" svg:width="1.71cm" svg:height="1.113cm" svg:x="2.4cm" svg:y="12.937cm">
          <draw:text-box>
            <text:p><text:span text:style-name="T3">G</text:span><text:span text:style-name="T13">min</text:span></text:p>
          </draw:text-box>
        </draw:frame>
        <draw:line draw:style-name="gr9" draw:text-style-name="P4" draw:layer="layout" svg:x1="6.5cm" svg:y1="11.7cm" svg:x2="6.5cm" svg:y2="17.253cm">
          <text:p/>
        </draw:line>
        <draw:line draw:style-name="gr9" draw:text-style-name="P4" draw:layer="layout" svg:x1="6.39cm" svg:y1="11.7cm" svg:x2="3.91cm" svg:y2="11.7cm">
          <text:p/>
        </draw:line>
        <draw:frame draw:style-name="gr13" draw:text-style-name="P6" draw:layer="layout" svg:width="1.544cm" svg:height="1.113cm" svg:x="2.3cm" svg:y="11.3cm">
          <draw:text-box>
            <text:p><text:span text:style-name="T9">G</text:span><text:span text:style-name="T10">init</text:span></text:p>
          </draw:text-box>
        </draw:frame>
        <draw:frame draw:style-name="gr15" draw:text-style-name="P7" draw:layer="layout" svg:width="1.6cm" svg:height="1.348cm" svg:x="6cm" svg:y="17.352cm">
          <draw:text-box>
            <text:p><text:span text:style-name="T11">ξ</text:span><text:span text:style-name="T12">=0</text:span></text:p>
          </draw:text-box>
        </draw:frame>
        <draw:line draw:style-name="gr17" draw:text-style-name="P4" draw:layer="layout" svg:x1="13.9cm" svg:y1="13.4cm" svg:x2="10.7cm" svg:y2="13.4cm">
          <text:p/>
        </draw:line>
        <draw:frame draw:style-name="gr13" draw:text-style-name="P5" draw:layer="layout" svg:width="22.8cm" svg:height="1.113cm" svg:x="1.4cm" svg:y="2.6cm">
          <draw:text-box>
            <text:p><text:span text:style-name="T7">La quantité </text:span><text:span text:style-name="T11">Δ</text:span><text:span text:style-name="T14">r</text:span><text:span text:style-name="T11">G (ξ) est la valeur de la pente de G(ξ)</text:span><text:span text:style-name="T7"> au point d'abscisse ξ :</text:span></text:p>
          </draw:text-box>
        </draw:frame>
        <draw:line draw:style-name="gr17" draw:text-style-name="P4" draw:layer="layout" svg:x1="7.7cm" svg:y1="12.343cm" svg:x2="5.4cm" svg:y2="11.1cm">
          <text:p/>
        </draw:line>
        <draw:frame draw:style-name="gr13" draw:text-style-name="P5" draw:layer="layout" svg:width="3.7cm" svg:height="1.113cm" svg:x="6.5cm" svg:y="10.801cm">
          <draw:text-box>
            <text:p><text:span text:style-name="T7">Δ</text:span><text:span text:style-name="T8">r</text:span><text:span text:style-name="T7">G </text:span><text:span text:style-name="T15">(ξ</text:span><text:span text:style-name="T16">=0)</text:span></text:p>
          </draw:text-box>
        </draw:frame>
        <draw:frame draw:style-name="gr11" draw:text-style-name="P5" draw:layer="layout" svg:width="1cm" svg:height="0.963cm" svg:x="17cm" svg:y="16.753cm">
          <draw:text-box>
            <text:p><text:span text:style-name="T7">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8" draw:text-style-name="P3" draw:layer="layout" svg:width="12.2cm" svg:height="0.999cm" svg:x="7.9cm" svg:y="0.601cm">
          <draw:text-box>
            <text:p><text:span text:style-name="T3">Équilibre chimique : minimisation de G(</text:span><text:span text:style-name="T4">ξ</text:span><text:span text:style-name="T5">)</text:span></text:p>
          </draw:text-box>
        </draw:frame>
        <draw:line draw:style-name="gr4" draw:text-style-name="P4" draw:layer="layout" svg:x1="3.91cm" svg:y1="17.375cm" svg:x2="3.91cm" svg:y2="6.713cm">
          <text:p/>
        </draw:line>
        <draw:line draw:style-name="gr4" draw:text-style-name="P4" draw:layer="layout" svg:x1="3.699cm" svg:y1="17.254cm" svg:x2="17.092cm" svg:y2="17.253cm">
          <text:p/>
        </draw:line>
        <draw:frame draw:style-name="gr19" draw:text-style-name="P5" draw:layer="layout" svg:width="3cm" svg:height="1.113cm" svg:x="10.9cm" svg:y="12.2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11" draw:text-style-name="P5" draw:layer="layout" svg:width="2cm" svg:height="0.963cm" svg:x="3.5cm" svg:y="5.6cm">
          <draw:text-box>
            <text:p><text:span text:style-name="T6">G(</text:span><text:span text:style-name="T7">ξ)</text:span></text:p>
          </draw:text-box>
        </draw:frame>
        <draw:frame draw:style-name="gr20" draw:text-style-name="P5" draw:layer="layout" svg:width="2.268cm" svg:height="1.348cm" svg:x="15.5cm" svg:y="17.3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16.172cm" svg:y1="17.376cm" svg:x2="16.172cm" svg:y2="6.714cm">
          <text:p/>
        </draw:line>
        <draw:path draw:style-name="gr8" draw:text-style-name="P4" draw:layer="layout" svg:width="12.326cm" svg:height="3.625cm" svg:x="3.844cm" svg:y="9.8cm" svg:viewBox="0 0 12327 3626" svg:d="M12327 2199c-5265 4198-12327-2199-12327-2199">
          <text:p/>
        </draw:path>
        <draw:frame draw:style-name="gr20" draw:text-style-name="P5" draw:layer="layout" svg:width="1.6cm" svg:height="1.348cm" svg:x="3.2cm" svg:y="17.352cm">
          <draw:text-box>
            <text:p><text:span text:style-name="T7">ξ</text:span><text:span text:style-name="T8">min</text:span></text:p>
          </draw:text-box>
        </draw:frame>
        <draw:frame draw:style-name="gr20" draw:text-style-name="P9" draw:layer="layout" svg:width="1.3cm" svg:height="1.348cm" svg:x="11.5cm" svg:y="17.352cm">
          <draw:text-box>
            <text:p><text:span text:style-name="T17">ξ</text:span><text:span text:style-name="T18">eq</text:span></text:p>
          </draw:text-box>
        </draw:frame>
        <draw:line draw:style-name="gr16" draw:text-style-name="P4" draw:layer="layout" svg:x1="12.3cm" svg:y1="17.254cm" svg:x2="12.3cm" svg:y2="13.428cm">
          <text:p/>
        </draw:line>
        <draw:line draw:style-name="gr16" draw:text-style-name="P4" draw:layer="layout" svg:x1="12.3cm" svg:y1="13.443cm" svg:x2="3.91cm" svg:y2="13.443cm">
          <text:p/>
        </draw:line>
        <draw:frame draw:style-name="gr19" draw:text-style-name="P3" draw:layer="layout" svg:width="1.71cm" svg:height="1.113cm" svg:x="2.4cm" svg:y="12.937cm">
          <draw:text-box>
            <text:p><text:span text:style-name="T3">G</text:span><text:span text:style-name="T13">min</text:span></text:p>
          </draw:text-box>
        </draw:frame>
        <draw:line draw:style-name="gr9" draw:text-style-name="P4" draw:layer="layout" svg:x1="6.5cm" svg:y1="11.7cm" svg:x2="6.5cm" svg:y2="17.253cm">
          <text:p/>
        </draw:line>
        <draw:line draw:style-name="gr9" draw:text-style-name="P4" draw:layer="layout" svg:x1="6.39cm" svg:y1="11.7cm" svg:x2="3.91cm" svg:y2="11.7cm">
          <text:p/>
        </draw:line>
        <draw:frame draw:style-name="gr19" draw:text-style-name="P6" draw:layer="layout" svg:width="1.544cm" svg:height="1.113cm" svg:x="2.3cm" svg:y="11.3cm">
          <draw:text-box>
            <text:p><text:span text:style-name="T9">G</text:span><text:span text:style-name="T10">init</text:span></text:p>
          </draw:text-box>
        </draw:frame>
        <draw:frame draw:style-name="gr20" draw:text-style-name="P7" draw:layer="layout" svg:width="1.6cm" svg:height="1.348cm" svg:x="6cm" svg:y="17.352cm">
          <draw:text-box>
            <text:p><text:span text:style-name="T11">ξ</text:span><text:span text:style-name="T12">=0</text:span></text:p>
          </draw:text-box>
        </draw:frame>
        <draw:line draw:style-name="gr17" draw:text-style-name="P4" draw:layer="layout" svg:x1="13.9cm" svg:y1="13.4cm" svg:x2="10.7cm" svg:y2="13.4cm">
          <text:p/>
        </draw:line>
        <draw:frame draw:style-name="gr19" draw:text-style-name="P5" draw:layer="layout" svg:width="22.8cm" svg:height="1.113cm" svg:x="1.4cm" svg:y="2.6cm">
          <draw:text-box>
            <text:p><text:span text:style-name="T7">La quantité </text:span><text:span text:style-name="T11">Δ</text:span><text:span text:style-name="T14">r</text:span><text:span text:style-name="T11">G (ξ) est la valeur de la pente de G(ξ)</text:span><text:span text:style-name="T7"> au point d'abscisse ξ :</text:span></text:p>
          </draw:text-box>
        </draw:frame>
        <draw:frame draw:style-name="gr21" draw:text-style-name="P5" draw:layer="layout" svg:width="21.8cm" svg:height="0.964cm" svg:x="1.4cm" svg:y="4.336cm">
          <draw:text-box>
            <text:p><text:span text:style-name="T6">La composition évolue par réaction chimique jusqu'à atteindre un équilibre :</text:span></text:p>
          </draw:text-box>
        </draw:frame>
        <draw:line draw:style-name="gr17" draw:text-style-name="P4" draw:layer="layout" svg:x1="7.7cm" svg:y1="12.343cm" svg:x2="5.4cm" svg:y2="11.1cm">
          <text:p/>
        </draw:line>
        <draw:frame draw:style-name="gr19" draw:text-style-name="P5" draw:layer="layout" svg:width="3.7cm" svg:height="1.113cm" svg:x="6.5cm" svg:y="10.801cm">
          <draw:text-box>
            <text:p><text:span text:style-name="T7">Δ</text:span><text:span text:style-name="T8">r</text:span><text:span text:style-name="T7">G </text:span><text:span text:style-name="T15">(ξ</text:span><text:span text:style-name="T16">=0)</text:span></text:p>
          </draw:text-box>
        </draw:frame>
        <draw:frame draw:style-name="gr11" draw:text-style-name="P5" draw:layer="layout" svg:width="1cm" svg:height="0.963cm" svg:x="17cm" svg:y="16.752cm">
          <draw:text-box>
            <text:p><text:span text:style-name="T7">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2" draw:text-style-name="P3" draw:layer="layout" svg:width="12.2cm" svg:height="0.999cm" svg:x="7.9cm" svg:y="0.601cm">
          <draw:text-box>
            <text:p><text:span text:style-name="T3">Équilibre chimique : minimisation de G(</text:span><text:span text:style-name="T4">ξ</text:span><text:span text:style-name="T5">)</text:span></text:p>
          </draw:text-box>
        </draw:frame>
        <draw:line draw:style-name="gr4" draw:text-style-name="P4" draw:layer="layout" svg:x1="3.91cm" svg:y1="17.375cm" svg:x2="3.91cm" svg:y2="6.713cm">
          <text:p/>
        </draw:line>
        <draw:line draw:style-name="gr4" draw:text-style-name="P4" draw:layer="layout" svg:x1="3.699cm" svg:y1="17.254cm" svg:x2="17.092cm" svg:y2="17.253cm">
          <text:p/>
        </draw:line>
        <draw:frame draw:style-name="gr23" draw:text-style-name="P5" draw:layer="layout" svg:width="3cm" svg:height="1.113cm" svg:x="10.9cm" svg:y="12.2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24" draw:text-style-name="P5" draw:layer="layout" svg:width="2cm" svg:height="0.963cm" svg:x="3.5cm" svg:y="5.6cm">
          <draw:text-box>
            <text:p><text:span text:style-name="T6">G(</text:span><text:span text:style-name="T7">ξ)</text:span></text:p>
          </draw:text-box>
        </draw:frame>
        <draw:frame draw:style-name="gr25" draw:text-style-name="P5" draw:layer="layout" svg:width="2.268cm" svg:height="1.348cm" svg:x="15.5cm" svg:y="17.3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16.172cm" svg:y1="17.376cm" svg:x2="16.172cm" svg:y2="6.714cm">
          <text:p/>
        </draw:line>
        <draw:path draw:style-name="gr8" draw:text-style-name="P4" draw:layer="layout" svg:width="12.326cm" svg:height="3.625cm" svg:x="3.844cm" svg:y="9.8cm" svg:viewBox="0 0 12327 3626" svg:d="M12327 2199c-5265 4198-12327-2199-12327-2199">
          <text:p/>
        </draw:path>
        <draw:frame draw:style-name="gr25" draw:text-style-name="P5" draw:layer="layout" svg:width="1.6cm" svg:height="1.348cm" svg:x="3.2cm" svg:y="17.352cm">
          <draw:text-box>
            <text:p><text:span text:style-name="T7">ξ</text:span><text:span text:style-name="T8">min</text:span></text:p>
          </draw:text-box>
        </draw:frame>
        <draw:frame draw:style-name="gr25" draw:text-style-name="P9" draw:layer="layout" svg:width="1.3cm" svg:height="1.348cm" svg:x="11.5cm" svg:y="17.352cm">
          <draw:text-box>
            <text:p><text:span text:style-name="T17">ξ</text:span><text:span text:style-name="T18">eq</text:span></text:p>
          </draw:text-box>
        </draw:frame>
        <draw:line draw:style-name="gr16" draw:text-style-name="P4" draw:layer="layout" svg:x1="12.3cm" svg:y1="17.254cm" svg:x2="12.3cm" svg:y2="13.428cm">
          <text:p/>
        </draw:line>
        <draw:line draw:style-name="gr16" draw:text-style-name="P4" draw:layer="layout" svg:x1="12.3cm" svg:y1="13.443cm" svg:x2="3.91cm" svg:y2="13.443cm">
          <text:p/>
        </draw:line>
        <draw:frame draw:style-name="gr23" draw:text-style-name="P3" draw:layer="layout" svg:width="1.71cm" svg:height="1.113cm" svg:x="2.4cm" svg:y="12.937cm">
          <draw:text-box>
            <text:p><text:span text:style-name="T3">G</text:span><text:span text:style-name="T13">min</text:span></text:p>
          </draw:text-box>
        </draw:frame>
        <draw:line draw:style-name="gr9" draw:text-style-name="P4" draw:layer="layout" svg:x1="6.5cm" svg:y1="11.7cm" svg:x2="6.5cm" svg:y2="17.253cm">
          <text:p/>
        </draw:line>
        <draw:line draw:style-name="gr9" draw:text-style-name="P4" draw:layer="layout" svg:x1="6.39cm" svg:y1="11.7cm" svg:x2="3.91cm" svg:y2="11.7cm">
          <text:p/>
        </draw:line>
        <draw:frame draw:style-name="gr23" draw:text-style-name="P6" draw:layer="layout" svg:width="1.544cm" svg:height="1.113cm" svg:x="2.3cm" svg:y="11.3cm">
          <draw:text-box>
            <text:p><text:span text:style-name="T9">G</text:span><text:span text:style-name="T10">init</text:span></text:p>
          </draw:text-box>
        </draw:frame>
        <draw:frame draw:style-name="gr25" draw:text-style-name="P7" draw:layer="layout" svg:width="1.6cm" svg:height="1.348cm" svg:x="6cm" svg:y="17.352cm">
          <draw:text-box>
            <text:p><text:span text:style-name="T11">ξ</text:span><text:span text:style-name="T12">=0</text:span></text:p>
          </draw:text-box>
        </draw:frame>
        <draw:line draw:style-name="gr17" draw:text-style-name="P4" draw:layer="layout" svg:x1="13.9cm" svg:y1="13.4cm" svg:x2="10.7cm" svg:y2="13.4cm">
          <text:p/>
        </draw:line>
        <draw:frame draw:style-name="gr23" draw:text-style-name="P5" draw:layer="layout" svg:width="22.8cm" svg:height="1.113cm" svg:x="1.4cm" svg:y="2.6cm">
          <draw:text-box>
            <text:p><text:span text:style-name="T7">La quantité </text:span><text:span text:style-name="T11">Δ</text:span><text:span text:style-name="T14">r</text:span><text:span text:style-name="T11">G (ξ) est la valeur de la pente de G(ξ)</text:span><text:span text:style-name="T7"> au point d'abscisse ξ :</text:span></text:p>
          </draw:text-box>
        </draw:frame>
        <draw:frame draw:style-name="gr23" draw:text-style-name="P5" draw:layer="layout" svg:width="25.8cm" svg:height="1.113cm" svg:x="1.2cm" svg:y="19.1cm">
          <draw:text-box>
            <text:p><text:span text:style-name="T3">À l'équilibre, G est minimale</text:span><text:span text:style-name="T6">, cela correspond à <text:s/></text:span><text:span text:style-name="T7">ξ </text:span><text:span text:style-name="T6">= </text:span><text:span text:style-name="T7">ξ</text:span><text:span text:style-name="T8">eq</text:span><text:span text:style-name="T19"> et : </text:span><text:span text:style-name="T20">Δ</text:span><text:span text:style-name="T21">r</text:span><text:span text:style-name="T20">G (ξ) = 0.</text:span></text:p>
          </draw:text-box>
        </draw:frame>
        <draw:frame draw:style-name="gr26" draw:text-style-name="P5" draw:layer="layout" svg:width="21.8cm" svg:height="0.964cm" svg:x="1.4cm" svg:y="4.336cm">
          <draw:text-box>
            <text:p><text:span text:style-name="T6">La composition évolue par réaction chimique jusqu'à atteindre un équilibre :</text:span></text:p>
          </draw:text-box>
        </draw:frame>
        <draw:line draw:style-name="gr17" draw:text-style-name="P4" draw:layer="layout" svg:x1="7.7cm" svg:y1="12.343cm" svg:x2="5.4cm" svg:y2="11.1cm">
          <text:p/>
        </draw:line>
        <draw:frame draw:style-name="gr23" draw:text-style-name="P5" draw:layer="layout" svg:width="3.7cm" svg:height="1.113cm" svg:x="6.5cm" svg:y="10.801cm">
          <draw:text-box>
            <text:p><text:span text:style-name="T7">Δ</text:span><text:span text:style-name="T8">r</text:span><text:span text:style-name="T7">G </text:span><text:span text:style-name="T15">(ξ</text:span><text:span text:style-name="T16">=0)</text:span></text:p>
          </draw:text-box>
        </draw:frame>
        <draw:frame draw:style-name="gr3" draw:text-style-name="P3" draw:layer="layout" svg:width="12.2cm" svg:height="0.999cm" svg:x="7.9cm" svg:y="0.602cm">
          <draw:text-box>
            <text:p><text:span text:style-name="T3">Équilibre chimique : minimisation de G(</text:span><text:span text:style-name="T4">ξ</text:span><text:span text:style-name="T5">)</text:span></text:p>
          </draw:text-box>
        </draw:frame>
        <draw:frame draw:style-name="gr11" draw:text-style-name="P5" draw:layer="layout" svg:width="1cm" svg:height="0.963cm" svg:x="17cm" svg:y="16.753cm">
          <draw:text-box>
            <text:p><text:span text:style-name="T7">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7" draw:text-style-name="P5" draw:layer="layout" svg:width="17.121cm" svg:height="1.113cm" svg:x="5.479cm" svg:y="8.97cm">
          <draw:text-box>
            <text:p><text:span text:style-name="T20">Δ</text:span><text:span text:style-name="T21">r</text:span><text:span text:style-name="T20">G (ξ) = 0 est la condition pour avoir un équilibre chim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8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frame draw:style-name="gr29" draw:text-style-name="P4" draw:layer="layout" svg:width="8.179cm" svg:height="2.623cm" svg:x="14.721cm" svg:y="2.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4" draw:text-style-name="P4" draw:layer="layout" svg:x1="6.81cm" svg:y1="15.574cm" svg:x2="6.81cm" svg:y2="7.3cm">
          <text:p/>
        </draw:line>
        <draw:line draw:style-name="gr4" draw:text-style-name="P4" draw:layer="layout" svg:x1="4.4cm" svg:y1="15.454cm" svg:x2="23.4cm" svg:y2="15.453cm">
          <text:p/>
        </draw:line>
        <draw:frame draw:style-name="gr30" draw:text-style-name="P5" draw:layer="layout" svg:width="3cm" svg:height="1.113cm" svg:x="11.6cm" svg:y="10.499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31" draw:text-style-name="P10" draw:layer="layout" svg:width="2cm" svg:height="0.963cm" svg:x="6.3cm" svg:y="6.263cm">
          <draw:text-box>
            <text:p><text:span text:style-name="T22">G(</text:span><text:span text:style-name="T23">ξ)</text:span></text:p>
          </draw:text-box>
        </draw:frame>
        <draw:frame draw:style-name="gr32" draw:text-style-name="P5" draw:layer="layout" svg:width="2.268cm" svg:height="1.348cm" svg:x="19.2cm" svg:y="15.5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20.372cm" svg:y1="15.575cm" svg:x2="20.372cm" svg:y2="7.7cm">
          <text:p/>
        </draw:line>
        <draw:frame draw:style-name="gr32" draw:text-style-name="P5" draw:layer="layout" svg:width="1.6cm" svg:height="1.348cm" svg:x="6.1cm" svg:y="15.552cm">
          <draw:text-box>
            <text:p><text:span text:style-name="T7">ξ</text:span><text:span text:style-name="T8">min</text:span></text:p>
          </draw:text-box>
        </draw:frame>
        <draw:frame draw:style-name="gr32" draw:text-style-name="P11" draw:layer="layout" svg:width="1.3cm" svg:height="1.348cm" svg:x="12.5cm" svg:y="15.5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5.454cm" svg:x2="13.1cm" svg:y2="11.628cm">
          <text:p/>
        </draw:line>
        <draw:line draw:style-name="gr4" draw:text-style-name="P4" draw:layer="layout" svg:x1="5.2cm" svg:y1="18.8cm" svg:x2="23.4cm" svg:y2="18.8cm">
          <text:p/>
        </draw:line>
        <draw:frame draw:style-name="gr34" draw:text-style-name="P5" draw:layer="layout" svg:width="2.4cm" svg:height="1.113cm" svg:x="23.5cm" svg:y="18.4cm">
          <draw:text-box>
            <text:p><text:span text:style-name="T6">Q</text:span><text:span text:style-name="T26">R</text:span></text:p>
          </draw:text-box>
        </draw:frame>
        <draw:line draw:style-name="gr35" draw:text-style-name="P4" draw:layer="layout" svg:x1="13.1cm" svg:y1="18.4cm" svg:x2="13.1cm" svg:y2="19.2cm">
          <text:p/>
        </draw:line>
        <draw:frame draw:style-name="gr36" draw:text-style-name="P5" draw:layer="layout" svg:width="2cm" svg:height="0.963cm" svg:x="12.5cm" svg:y="19.3cm">
          <draw:text-box>
            <text:p><text:span text:style-name="T6">K</text:span><text:span text:style-name="T27">o</text:span><text:span text:style-name="T6">(T)</text:span></text:p>
          </draw:text-box>
        </draw:frame>
        <draw:frame draw:style-name="gr37" draw:text-style-name="P5" draw:layer="layout" svg:width="1cm" svg:height="0.963cm" svg:x="23.4cm" svg:y="15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9.4cm" svg:viewBox="0 0 13562 2213" svg:d="M0 0c4390 4600 13562 600 13562 600">
          <text:p/>
        </draw:path>
        <draw:line draw:style-name="gr17" draw:text-style-name="P4" draw:layer="layout" svg:x1="14cm" svg:y1="11.627cm" svg:x2="12cm" svg:y2="11.627cm">
          <text:p/>
        </draw:line>
        <draw:frame draw:style-name="gr39" draw:text-style-name="P4" draw:layer="layout" svg:width="6.8cm" svg:height="1.22cm" svg:x="3cm" svg:y="3.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40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frame draw:style-name="gr29" draw:text-style-name="P4" draw:layer="layout" svg:width="8.179cm" svg:height="2.623cm" svg:x="14.721cm" svg:y="2.6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line draw:style-name="gr4" draw:text-style-name="P4" draw:layer="layout" svg:x1="6.81cm" svg:y1="15.574cm" svg:x2="6.81cm" svg:y2="7.3cm">
          <text:p/>
        </draw:line>
        <draw:line draw:style-name="gr4" draw:text-style-name="P4" draw:layer="layout" svg:x1="4.4cm" svg:y1="15.454cm" svg:x2="23.4cm" svg:y2="15.453cm">
          <text:p/>
        </draw:line>
        <draw:frame draw:style-name="gr41" draw:text-style-name="P5" draw:layer="layout" svg:width="3cm" svg:height="1.113cm" svg:x="11.6cm" svg:y="10.499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42" draw:text-style-name="P10" draw:layer="layout" svg:width="2cm" svg:height="0.963cm" svg:x="6.3cm" svg:y="6.263cm">
          <draw:text-box>
            <text:p><text:span text:style-name="T22">G(</text:span><text:span text:style-name="T23">ξ)</text:span></text:p>
          </draw:text-box>
        </draw:frame>
        <draw:frame draw:style-name="gr43" draw:text-style-name="P5" draw:layer="layout" svg:width="2.268cm" svg:height="1.348cm" svg:x="19.2cm" svg:y="15.5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20.372cm" svg:y1="15.575cm" svg:x2="20.372cm" svg:y2="7.7cm">
          <text:p/>
        </draw:line>
        <draw:frame draw:style-name="gr43" draw:text-style-name="P5" draw:layer="layout" svg:width="1.6cm" svg:height="1.348cm" svg:x="6.1cm" svg:y="15.552cm">
          <draw:text-box>
            <text:p><text:span text:style-name="T7">ξ</text:span><text:span text:style-name="T8">min</text:span></text:p>
          </draw:text-box>
        </draw:frame>
        <draw:frame draw:style-name="gr43" draw:text-style-name="P11" draw:layer="layout" svg:width="1.3cm" svg:height="1.348cm" svg:x="12.5cm" svg:y="15.5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5.454cm" svg:x2="13.1cm" svg:y2="11.628cm">
          <text:p/>
        </draw:line>
        <draw:line draw:style-name="gr9" draw:text-style-name="P4" draw:layer="layout" svg:x1="9.4cm" svg:y1="11cm" svg:x2="9.4cm" svg:y2="15.453cm">
          <text:p/>
        </draw:line>
        <draw:frame draw:style-name="gr43" draw:text-style-name="P7" draw:layer="layout" svg:width="1.6cm" svg:height="1.348cm" svg:x="8.9cm" svg:y="15.552cm">
          <draw:text-box>
            <text:p><text:span text:style-name="T11">ξ</text:span><text:span text:style-name="T12">=0</text:span></text:p>
          </draw:text-box>
        </draw:frame>
        <draw:line draw:style-name="gr4" draw:text-style-name="P4" draw:layer="layout" svg:x1="5.2cm" svg:y1="18.8cm" svg:x2="23.4cm" svg:y2="18.8cm">
          <text:p/>
        </draw:line>
        <draw:frame draw:style-name="gr44" draw:text-style-name="P5" draw:layer="layout" svg:width="2.4cm" svg:height="1.113cm" svg:x="23.5cm" svg:y="18.4cm">
          <draw:text-box>
            <text:p><text:span text:style-name="T6">Q</text:span><text:span text:style-name="T26">R</text:span></text:p>
          </draw:text-box>
        </draw:frame>
        <draw:line draw:style-name="gr35" draw:text-style-name="P4" draw:layer="layout" svg:x1="13.1cm" svg:y1="18.4cm" svg:x2="13.1cm" svg:y2="19.2cm">
          <text:p/>
        </draw:line>
        <draw:frame draw:style-name="gr45" draw:text-style-name="P5" draw:layer="layout" svg:width="2cm" svg:height="0.963cm" svg:x="12.5cm" svg:y="19.3cm">
          <draw:text-box>
            <text:p><text:span text:style-name="T6">K</text:span><text:span text:style-name="T27">o</text:span><text:span text:style-name="T6">(T)</text:span></text:p>
          </draw:text-box>
        </draw:frame>
        <draw:frame draw:style-name="gr46" draw:text-style-name="P5" draw:layer="layout" svg:width="1cm" svg:height="0.963cm" svg:x="23.4cm" svg:y="15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9.4cm" svg:viewBox="0 0 13562 2213" svg:d="M0 0c4390 4600 13562 600 13562 600">
          <text:p/>
        </draw:path>
        <draw:line draw:style-name="gr17" draw:text-style-name="P4" draw:layer="layout" svg:x1="14cm" svg:y1="11.627cm" svg:x2="12cm" svg:y2="11.627cm">
          <text:p/>
        </draw:line>
        <draw:line draw:style-name="gr47" draw:text-style-name="P4" draw:layer="layout" svg:x1="10.7cm" svg:y1="11.5cm" svg:x2="8.2cm" svg:y2="10.6cm">
          <text:p/>
        </draw:line>
        <draw:frame draw:style-name="gr41" draw:text-style-name="P7" draw:layer="layout" svg:width="4.4cm" svg:height="1.113cm" svg:x="7.6cm" svg:y="9.5cm">
          <draw:text-box>
            <text:p><text:span text:style-name="T11">Δ</text:span><text:span text:style-name="T14">r</text:span><text:span text:style-name="T11">G (ξ</text:span><text:span text:style-name="T12">=0) &lt; 0</text:span></text:p>
          </draw:text-box>
        </draw:frame>
        <draw:frame draw:style-name="gr39" draw:text-style-name="P4" draw:layer="layout" svg:width="6.8cm" svg:height="1.22cm" svg:x="3cm" svg:y="3.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48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frame draw:style-name="gr29" draw:text-style-name="P4" draw:layer="layout" svg:width="8.179cm" svg:height="2.623cm" svg:x="14.721cm" svg:y="2.6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line draw:style-name="gr4" draw:text-style-name="P4" draw:layer="layout" svg:x1="6.81cm" svg:y1="15.574cm" svg:x2="6.81cm" svg:y2="7.3cm">
          <text:p/>
        </draw:line>
        <draw:line draw:style-name="gr4" draw:text-style-name="P4" draw:layer="layout" svg:x1="4.4cm" svg:y1="15.454cm" svg:x2="23.4cm" svg:y2="15.453cm">
          <text:p/>
        </draw:line>
        <draw:frame draw:style-name="gr49" draw:text-style-name="P5" draw:layer="layout" svg:width="3cm" svg:height="1.113cm" svg:x="11.6cm" svg:y="10.499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50" draw:text-style-name="P10" draw:layer="layout" svg:width="2cm" svg:height="0.963cm" svg:x="6.3cm" svg:y="6.263cm">
          <draw:text-box>
            <text:p><text:span text:style-name="T22">G(</text:span><text:span text:style-name="T23">ξ)</text:span></text:p>
          </draw:text-box>
        </draw:frame>
        <draw:frame draw:style-name="gr51" draw:text-style-name="P5" draw:layer="layout" svg:width="2.268cm" svg:height="1.348cm" svg:x="19.2cm" svg:y="15.5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20.372cm" svg:y1="15.575cm" svg:x2="20.372cm" svg:y2="7.7cm">
          <text:p/>
        </draw:line>
        <draw:frame draw:style-name="gr51" draw:text-style-name="P5" draw:layer="layout" svg:width="1.6cm" svg:height="1.348cm" svg:x="6.1cm" svg:y="15.552cm">
          <draw:text-box>
            <text:p><text:span text:style-name="T7">ξ</text:span><text:span text:style-name="T8">min</text:span></text:p>
          </draw:text-box>
        </draw:frame>
        <draw:frame draw:style-name="gr51" draw:text-style-name="P11" draw:layer="layout" svg:width="1.3cm" svg:height="1.348cm" svg:x="12.5cm" svg:y="15.5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5.454cm" svg:x2="13.1cm" svg:y2="11.628cm">
          <text:p/>
        </draw:line>
        <draw:line draw:style-name="gr9" draw:text-style-name="P4" draw:layer="layout" svg:x1="9.4cm" svg:y1="11cm" svg:x2="9.4cm" svg:y2="15.453cm">
          <text:p/>
        </draw:line>
        <draw:frame draw:style-name="gr51" draw:text-style-name="P7" draw:layer="layout" svg:width="1.6cm" svg:height="1.348cm" svg:x="8.9cm" svg:y="15.552cm">
          <draw:text-box>
            <text:p><text:span text:style-name="T11">ξ</text:span><text:span text:style-name="T12">=0</text:span></text:p>
          </draw:text-box>
        </draw:frame>
        <draw:line draw:style-name="gr4" draw:text-style-name="P4" draw:layer="layout" svg:x1="5.2cm" svg:y1="18.8cm" svg:x2="23.4cm" svg:y2="18.8cm">
          <text:p/>
        </draw:line>
        <draw:frame draw:style-name="gr52" draw:text-style-name="P5" draw:layer="layout" svg:width="2.4cm" svg:height="1.113cm" svg:x="23.5cm" svg:y="18.4cm">
          <draw:text-box>
            <text:p><text:span text:style-name="T6">Q</text:span><text:span text:style-name="T26">R</text:span></text:p>
          </draw:text-box>
        </draw:frame>
        <draw:line draw:style-name="gr35" draw:text-style-name="P4" draw:layer="layout" svg:x1="13.1cm" svg:y1="18.4cm" svg:x2="13.1cm" svg:y2="19.2cm">
          <text:p/>
        </draw:line>
        <draw:frame draw:style-name="gr53" draw:text-style-name="P5" draw:layer="layout" svg:width="2cm" svg:height="0.963cm" svg:x="12.5cm" svg:y="19.3cm">
          <draw:text-box>
            <text:p><text:span text:style-name="T6">K</text:span><text:span text:style-name="T27">o</text:span><text:span text:style-name="T6">(T)</text:span></text:p>
          </draw:text-box>
        </draw:frame>
        <draw:frame draw:style-name="gr52" draw:text-style-name="P7" draw:layer="layout" svg:width="3.7cm" svg:height="1.113cm" svg:x="7.7cm" svg:y="19.2cm">
          <draw:text-box>
            <text:p><text:span text:style-name="T28">Q</text:span><text:span text:style-name="T29">R</text:span><text:span text:style-name="T30"> </text:span><text:span text:style-name="T28">&lt; K</text:span><text:span text:style-name="T31">o</text:span><text:span text:style-name="T28">(T)</text:span></text:p>
          </draw:text-box>
        </draw:frame>
        <draw:frame draw:style-name="gr54" draw:text-style-name="P5" draw:layer="layout" svg:width="1cm" svg:height="0.963cm" svg:x="23.4cm" svg:y="15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9.4cm" svg:viewBox="0 0 13562 2213" svg:d="M0 0c4390 4600 13562 600 13562 600">
          <text:p/>
        </draw:path>
        <draw:line draw:style-name="gr17" draw:text-style-name="P4" draw:layer="layout" svg:x1="14cm" svg:y1="11.627cm" svg:x2="12cm" svg:y2="11.627cm">
          <text:p/>
        </draw:line>
        <draw:line draw:style-name="gr47" draw:text-style-name="P4" draw:layer="layout" svg:x1="10.7cm" svg:y1="11.5cm" svg:x2="8.2cm" svg:y2="10.6cm">
          <text:p/>
        </draw:line>
        <draw:frame draw:style-name="gr49" draw:text-style-name="P7" draw:layer="layout" svg:width="4.4cm" svg:height="1.113cm" svg:x="7.6cm" svg:y="9.5cm">
          <draw:text-box>
            <text:p><text:span text:style-name="T11">Δ</text:span><text:span text:style-name="T14">r</text:span><text:span text:style-name="T11">G (ξ</text:span><text:span text:style-name="T12">=0) &lt; 0</text:span></text:p>
          </draw:text-box>
        </draw:frame>
        <draw:line draw:style-name="gr55" draw:text-style-name="P4" draw:layer="layout" svg:x1="6.7cm" svg:y1="18.8cm" svg:x2="13.1cm" svg:y2="18.8cm">
          <text:p/>
        </draw:line>
        <draw:line draw:style-name="gr35" draw:text-style-name="P4" draw:layer="layout" svg:x1="9.3cm" svg:y1="18.4cm" svg:x2="9.3cm" svg:y2="19.2cm">
          <text:p/>
        </draw:line>
        <draw:frame draw:style-name="gr39" draw:text-style-name="P4" draw:layer="layout" svg:width="6.8cm" svg:height="1.22cm" svg:x="3cm" svg:y="3.4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56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frame draw:style-name="gr29" draw:text-style-name="P4" draw:layer="layout" svg:width="8.179cm" svg:height="2.623cm" svg:x="14.721cm" svg:y="2.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line draw:style-name="gr4" draw:text-style-name="P4" draw:layer="layout" svg:x1="6.81cm" svg:y1="15.574cm" svg:x2="6.81cm" svg:y2="7.3cm">
          <text:p/>
        </draw:line>
        <draw:line draw:style-name="gr4" draw:text-style-name="P4" draw:layer="layout" svg:x1="4.4cm" svg:y1="15.454cm" svg:x2="23.4cm" svg:y2="15.453cm">
          <text:p/>
        </draw:line>
        <draw:frame draw:style-name="gr57" draw:text-style-name="P5" draw:layer="layout" svg:width="3cm" svg:height="1.113cm" svg:x="11.6cm" svg:y="10.499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58" draw:text-style-name="P10" draw:layer="layout" svg:width="2cm" svg:height="0.963cm" svg:x="6.3cm" svg:y="6.263cm">
          <draw:text-box>
            <text:p><text:span text:style-name="T22">G(</text:span><text:span text:style-name="T23">ξ)</text:span></text:p>
          </draw:text-box>
        </draw:frame>
        <draw:frame draw:style-name="gr59" draw:text-style-name="P5" draw:layer="layout" svg:width="2.268cm" svg:height="1.348cm" svg:x="19.2cm" svg:y="15.5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20.372cm" svg:y1="15.575cm" svg:x2="20.372cm" svg:y2="7.7cm">
          <text:p/>
        </draw:line>
        <draw:frame draw:style-name="gr59" draw:text-style-name="P5" draw:layer="layout" svg:width="1.6cm" svg:height="1.348cm" svg:x="6.1cm" svg:y="15.552cm">
          <draw:text-box>
            <text:p><text:span text:style-name="T7">ξ</text:span><text:span text:style-name="T8">min</text:span></text:p>
          </draw:text-box>
        </draw:frame>
        <draw:frame draw:style-name="gr59" draw:text-style-name="P11" draw:layer="layout" svg:width="1.3cm" svg:height="1.348cm" svg:x="12.5cm" svg:y="15.5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5.454cm" svg:x2="13.1cm" svg:y2="11.628cm">
          <text:p/>
        </draw:line>
        <draw:line draw:style-name="gr9" draw:text-style-name="P4" draw:layer="layout" svg:x1="9.4cm" svg:y1="11cm" svg:x2="9.4cm" svg:y2="15.453cm">
          <text:p/>
        </draw:line>
        <draw:frame draw:style-name="gr59" draw:text-style-name="P7" draw:layer="layout" svg:width="1.6cm" svg:height="1.348cm" svg:x="8.9cm" svg:y="15.552cm">
          <draw:text-box>
            <text:p><text:span text:style-name="T11">ξ</text:span><text:span text:style-name="T12">=0</text:span></text:p>
          </draw:text-box>
        </draw:frame>
        <draw:line draw:style-name="gr4" draw:text-style-name="P4" draw:layer="layout" svg:x1="5.2cm" svg:y1="18.8cm" svg:x2="23.4cm" svg:y2="18.8cm">
          <text:p/>
        </draw:line>
        <draw:frame draw:style-name="gr60" draw:text-style-name="P5" draw:layer="layout" svg:width="2.4cm" svg:height="1.113cm" svg:x="23.5cm" svg:y="18.4cm">
          <draw:text-box>
            <text:p><text:span text:style-name="T6">Q</text:span><text:span text:style-name="T26">R</text:span></text:p>
          </draw:text-box>
        </draw:frame>
        <draw:line draw:style-name="gr35" draw:text-style-name="P4" draw:layer="layout" svg:x1="13.1cm" svg:y1="18.4cm" svg:x2="13.1cm" svg:y2="19.2cm">
          <text:p/>
        </draw:line>
        <draw:frame draw:style-name="gr61" draw:text-style-name="P5" draw:layer="layout" svg:width="2cm" svg:height="0.963cm" svg:x="12.5cm" svg:y="19.3cm">
          <draw:text-box>
            <text:p><text:span text:style-name="T6">K</text:span><text:span text:style-name="T27">o</text:span><text:span text:style-name="T6">(T)</text:span></text:p>
          </draw:text-box>
        </draw:frame>
        <draw:frame draw:style-name="gr60" draw:text-style-name="P7" draw:layer="layout" svg:width="3.7cm" svg:height="1.113cm" svg:x="7.7cm" svg:y="19.2cm">
          <draw:text-box>
            <text:p><text:span text:style-name="T28">Q</text:span><text:span text:style-name="T29">R</text:span><text:span text:style-name="T30"> </text:span><text:span text:style-name="T28">&lt; K</text:span><text:span text:style-name="T31">o</text:span><text:span text:style-name="T28">(T)</text:span></text:p>
          </draw:text-box>
        </draw:frame>
        <draw:frame draw:style-name="gr62" draw:text-style-name="P5" draw:layer="layout" svg:width="1cm" svg:height="0.963cm" svg:x="23.4cm" svg:y="15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9.4cm" svg:viewBox="0 0 13562 2213" svg:d="M0 0c4390 4600 13562 600 13562 600">
          <text:p/>
        </draw:path>
        <draw:line draw:style-name="gr17" draw:text-style-name="P4" draw:layer="layout" svg:x1="14cm" svg:y1="11.627cm" svg:x2="12cm" svg:y2="11.627cm">
          <text:p/>
        </draw:line>
        <draw:line draw:style-name="gr47" draw:text-style-name="P4" draw:layer="layout" svg:x1="10.7cm" svg:y1="11.5cm" svg:x2="8.2cm" svg:y2="10.6cm">
          <text:p/>
        </draw:line>
        <draw:frame draw:style-name="gr57" draw:text-style-name="P7" draw:layer="layout" svg:width="4.4cm" svg:height="1.113cm" svg:x="7.6cm" svg:y="9.5cm">
          <draw:text-box>
            <text:p><text:span text:style-name="T11">Δ</text:span><text:span text:style-name="T14">r</text:span><text:span text:style-name="T11">G (ξ</text:span><text:span text:style-name="T12">=0) &lt; 0</text:span></text:p>
          </draw:text-box>
        </draw:frame>
        <draw:line draw:style-name="gr55" draw:text-style-name="P4" draw:layer="layout" svg:x1="6.7cm" svg:y1="18.8cm" svg:x2="13.1cm" svg:y2="18.8cm">
          <text:p/>
        </draw:line>
        <draw:line draw:style-name="gr35" draw:text-style-name="P4" draw:layer="layout" svg:x1="9.3cm" svg:y1="18.4cm" svg:x2="9.3cm" svg:y2="19.2cm">
          <text:p/>
        </draw:line>
        <draw:frame draw:style-name="gr39" draw:text-style-name="P4" draw:layer="layout" svg:width="6.8cm" svg:height="1.22cm" svg:x="3cm" svg:y="3.4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63" draw:text-style-name="P4" draw:layer="layout" svg:x1="9.4cm" svg:y1="17.6cm" svg:x2="12.6cm" svg:y2="17.6cm">
          <text:p/>
        </draw:line>
        <draw:frame draw:style-name="gr64" draw:text-style-name="P12" draw:layer="layout" svg:width="3cm" svg:height="0.806cm" svg:x="9.4cm" svg:y="16.8cm">
          <draw:text-box>
            <text:p><text:span text:style-name="T32">sens dire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65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frame draw:style-name="gr29" draw:text-style-name="P4" draw:layer="layout" svg:width="8.179cm" svg:height="2.623cm" svg:x="14.721cm" svg:y="2.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4" draw:text-style-name="P4" draw:layer="layout" svg:x1="6.81cm" svg:y1="15.574cm" svg:x2="6.81cm" svg:y2="7.3cm">
          <text:p/>
        </draw:line>
        <draw:line draw:style-name="gr4" draw:text-style-name="P4" draw:layer="layout" svg:x1="4.4cm" svg:y1="15.454cm" svg:x2="23.4cm" svg:y2="15.453cm">
          <text:p/>
        </draw:line>
        <draw:frame draw:style-name="gr66" draw:text-style-name="P5" draw:layer="layout" svg:width="3cm" svg:height="1.113cm" svg:x="11.6cm" svg:y="10.499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67" draw:text-style-name="P10" draw:layer="layout" svg:width="2cm" svg:height="0.963cm" svg:x="6.3cm" svg:y="6.263cm">
          <draw:text-box>
            <text:p><text:span text:style-name="T22">G(</text:span><text:span text:style-name="T23">ξ)</text:span></text:p>
          </draw:text-box>
        </draw:frame>
        <draw:frame draw:style-name="gr68" draw:text-style-name="P5" draw:layer="layout" svg:width="2.268cm" svg:height="1.348cm" svg:x="19.2cm" svg:y="15.5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20.372cm" svg:y1="15.575cm" svg:x2="20.372cm" svg:y2="7.7cm">
          <text:p/>
        </draw:line>
        <draw:frame draw:style-name="gr68" draw:text-style-name="P5" draw:layer="layout" svg:width="1.6cm" svg:height="1.348cm" svg:x="6.1cm" svg:y="15.552cm">
          <draw:text-box>
            <text:p><text:span text:style-name="T7">ξ</text:span><text:span text:style-name="T8">min</text:span></text:p>
          </draw:text-box>
        </draw:frame>
        <draw:frame draw:style-name="gr68" draw:text-style-name="P11" draw:layer="layout" svg:width="1.3cm" svg:height="1.348cm" svg:x="12.5cm" svg:y="15.5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5.454cm" svg:x2="13.1cm" svg:y2="11.628cm">
          <text:p/>
        </draw:line>
        <draw:line draw:style-name="gr4" draw:text-style-name="P4" draw:layer="layout" svg:x1="5.2cm" svg:y1="18.8cm" svg:x2="23.4cm" svg:y2="18.8cm">
          <text:p/>
        </draw:line>
        <draw:frame draw:style-name="gr69" draw:text-style-name="P5" draw:layer="layout" svg:width="2.4cm" svg:height="1.113cm" svg:x="23.5cm" svg:y="18.4cm">
          <draw:text-box>
            <text:p><text:span text:style-name="T6">Q</text:span><text:span text:style-name="T26">R</text:span></text:p>
          </draw:text-box>
        </draw:frame>
        <draw:line draw:style-name="gr35" draw:text-style-name="P4" draw:layer="layout" svg:x1="13.1cm" svg:y1="18.4cm" svg:x2="13.1cm" svg:y2="19.2cm">
          <text:p/>
        </draw:line>
        <draw:frame draw:style-name="gr70" draw:text-style-name="P5" draw:layer="layout" svg:width="2cm" svg:height="0.963cm" svg:x="12.5cm" svg:y="19.3cm">
          <draw:text-box>
            <text:p><text:span text:style-name="T6">K</text:span><text:span text:style-name="T27">o</text:span><text:span text:style-name="T6">(T)</text:span></text:p>
          </draw:text-box>
        </draw:frame>
        <draw:frame draw:style-name="gr69" draw:text-style-name="P7" draw:layer="layout" svg:width="3.7cm" svg:height="1.113cm" svg:x="7.7cm" svg:y="19.2cm">
          <draw:text-box>
            <text:p><text:span text:style-name="T28">Q</text:span><text:span text:style-name="T29">R</text:span><text:span text:style-name="T30"> </text:span><text:span text:style-name="T28">&lt; K</text:span><text:span text:style-name="T31">o</text:span><text:span text:style-name="T28">(T)</text:span></text:p>
          </draw:text-box>
        </draw:frame>
        <draw:frame draw:style-name="gr71" draw:text-style-name="P5" draw:layer="layout" svg:width="1cm" svg:height="0.963cm" svg:x="23.4cm" svg:y="15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9.4cm" svg:viewBox="0 0 13562 2213" svg:d="M0 0c4390 4600 13562 600 13562 600">
          <text:p/>
        </draw:path>
        <draw:line draw:style-name="gr17" draw:text-style-name="P4" draw:layer="layout" svg:x1="14cm" svg:y1="11.627cm" svg:x2="12cm" svg:y2="11.627cm">
          <text:p/>
        </draw:line>
        <draw:line draw:style-name="gr72" draw:text-style-name="P4" draw:layer="layout" svg:x1="19.2cm" svg:y1="10.443cm" svg:x2="16.6cm" svg:y2="11.2cm">
          <text:p/>
        </draw:line>
        <draw:line draw:style-name="gr73" draw:text-style-name="P4" draw:layer="layout" svg:x1="17.9cm" svg:y1="10.8cm" svg:x2="17.9cm" svg:y2="15.6cm">
          <text:p/>
        </draw:line>
        <draw:frame draw:style-name="gr66" draw:text-style-name="P13" draw:layer="layout" svg:width="4.4cm" svg:height="1.113cm" svg:x="16.1cm" svg:y="9.302cm">
          <draw:text-box>
            <text:p><text:span text:style-name="T33">Δ</text:span><text:span text:style-name="T34">r</text:span><text:span text:style-name="T33">G (ξ</text:span><text:span text:style-name="T35">=0) &gt; 0</text:span></text:p>
          </draw:text-box>
        </draw:frame>
        <draw:frame draw:style-name="gr68" draw:text-style-name="P13" draw:layer="layout" svg:width="1.6cm" svg:height="1.348cm" svg:x="17.2cm" svg:y="15.552cm">
          <draw:text-box>
            <text:p><text:span text:style-name="T33">ξ</text:span><text:span text:style-name="T35">=0</text:span></text:p>
          </draw:text-box>
        </draw:frame>
        <draw:line draw:style-name="gr55" draw:text-style-name="P4" draw:layer="layout" svg:x1="6.7cm" svg:y1="18.8cm" svg:x2="13.1cm" svg:y2="18.8cm">
          <text:p/>
        </draw:line>
        <draw:line draw:style-name="gr35" draw:text-style-name="P4" draw:layer="layout" svg:x1="17.9cm" svg:y1="18.4cm" svg:x2="17.9cm" svg:y2="19.2cm">
          <text:p/>
        </draw:line>
        <draw:frame draw:style-name="gr39" draw:text-style-name="P4" draw:layer="layout" svg:width="6.8cm" svg:height="1.22cm" svg:x="3cm" svg:y="3.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74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frame draw:style-name="gr29" draw:text-style-name="P4" draw:layer="layout" svg:width="8.179cm" svg:height="2.623cm" svg:x="14.721cm" svg:y="2.6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line draw:style-name="gr4" draw:text-style-name="P4" draw:layer="layout" svg:x1="6.81cm" svg:y1="15.574cm" svg:x2="6.81cm" svg:y2="7.3cm">
          <text:p/>
        </draw:line>
        <draw:line draw:style-name="gr4" draw:text-style-name="P4" draw:layer="layout" svg:x1="4.4cm" svg:y1="15.454cm" svg:x2="23.4cm" svg:y2="15.453cm">
          <text:p/>
        </draw:line>
        <draw:frame draw:style-name="gr75" draw:text-style-name="P5" draw:layer="layout" svg:width="3cm" svg:height="1.113cm" svg:x="11.6cm" svg:y="10.499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76" draw:text-style-name="P10" draw:layer="layout" svg:width="2cm" svg:height="0.963cm" svg:x="6.3cm" svg:y="6.263cm">
          <draw:text-box>
            <text:p><text:span text:style-name="T22">G(</text:span><text:span text:style-name="T23">ξ)</text:span></text:p>
          </draw:text-box>
        </draw:frame>
        <draw:frame draw:style-name="gr77" draw:text-style-name="P5" draw:layer="layout" svg:width="2.268cm" svg:height="1.348cm" svg:x="19.2cm" svg:y="15.5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20.372cm" svg:y1="15.575cm" svg:x2="20.372cm" svg:y2="7.7cm">
          <text:p/>
        </draw:line>
        <draw:frame draw:style-name="gr77" draw:text-style-name="P5" draw:layer="layout" svg:width="1.6cm" svg:height="1.348cm" svg:x="6.1cm" svg:y="15.552cm">
          <draw:text-box>
            <text:p><text:span text:style-name="T7">ξ</text:span><text:span text:style-name="T8">min</text:span></text:p>
          </draw:text-box>
        </draw:frame>
        <draw:frame draw:style-name="gr77" draw:text-style-name="P11" draw:layer="layout" svg:width="1.3cm" svg:height="1.348cm" svg:x="12.5cm" svg:y="15.5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5.454cm" svg:x2="13.1cm" svg:y2="11.628cm">
          <text:p/>
        </draw:line>
        <draw:line draw:style-name="gr4" draw:text-style-name="P4" draw:layer="layout" svg:x1="5.2cm" svg:y1="18.8cm" svg:x2="23.4cm" svg:y2="18.8cm">
          <text:p/>
        </draw:line>
        <draw:frame draw:style-name="gr78" draw:text-style-name="P5" draw:layer="layout" svg:width="2.4cm" svg:height="1.113cm" svg:x="23.5cm" svg:y="18.4cm">
          <draw:text-box>
            <text:p><text:span text:style-name="T6">Q</text:span><text:span text:style-name="T26">R</text:span></text:p>
          </draw:text-box>
        </draw:frame>
        <draw:line draw:style-name="gr35" draw:text-style-name="P4" draw:layer="layout" svg:x1="13.1cm" svg:y1="18.4cm" svg:x2="13.1cm" svg:y2="19.2cm">
          <text:p/>
        </draw:line>
        <draw:frame draw:style-name="gr79" draw:text-style-name="P5" draw:layer="layout" svg:width="2cm" svg:height="0.963cm" svg:x="12.5cm" svg:y="19.3cm">
          <draw:text-box>
            <text:p><text:span text:style-name="T6">K</text:span><text:span text:style-name="T27">o</text:span><text:span text:style-name="T6">(T)</text:span></text:p>
          </draw:text-box>
        </draw:frame>
        <draw:frame draw:style-name="gr78" draw:text-style-name="P7" draw:layer="layout" svg:width="3.7cm" svg:height="1.113cm" svg:x="7.7cm" svg:y="19.2cm">
          <draw:text-box>
            <text:p><text:span text:style-name="T28">Q</text:span><text:span text:style-name="T29">R</text:span><text:span text:style-name="T30"> </text:span><text:span text:style-name="T28">&lt; K</text:span><text:span text:style-name="T31">o</text:span><text:span text:style-name="T28">(T)</text:span></text:p>
          </draw:text-box>
        </draw:frame>
        <draw:frame draw:style-name="gr78" draw:text-style-name="P13" draw:layer="layout" svg:width="4.8cm" svg:height="1.113cm" svg:x="16.1cm" svg:y="19.201cm">
          <draw:text-box>
            <text:p><text:span text:style-name="T36">Q</text:span><text:span text:style-name="T37">R</text:span><text:span text:style-name="T38"> &gt;</text:span><text:span text:style-name="T36"> K</text:span><text:span text:style-name="T39">o</text:span><text:span text:style-name="T36">(T)</text:span></text:p>
          </draw:text-box>
        </draw:frame>
        <draw:frame draw:style-name="gr80" draw:text-style-name="P5" draw:layer="layout" svg:width="1cm" svg:height="0.963cm" svg:x="23.4cm" svg:y="15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9.4cm" svg:viewBox="0 0 13562 2213" svg:d="M0 0c4390 4600 13562 600 13562 600">
          <text:p/>
        </draw:path>
        <draw:line draw:style-name="gr17" draw:text-style-name="P4" draw:layer="layout" svg:x1="14cm" svg:y1="11.627cm" svg:x2="12cm" svg:y2="11.627cm">
          <text:p/>
        </draw:line>
        <draw:line draw:style-name="gr72" draw:text-style-name="P4" draw:layer="layout" svg:x1="19.2cm" svg:y1="10.443cm" svg:x2="16.6cm" svg:y2="11.2cm">
          <text:p/>
        </draw:line>
        <draw:line draw:style-name="gr73" draw:text-style-name="P4" draw:layer="layout" svg:x1="17.9cm" svg:y1="10.8cm" svg:x2="17.9cm" svg:y2="15.6cm">
          <text:p/>
        </draw:line>
        <draw:frame draw:style-name="gr75" draw:text-style-name="P13" draw:layer="layout" svg:width="4.4cm" svg:height="1.113cm" svg:x="16.1cm" svg:y="9.302cm">
          <draw:text-box>
            <text:p><text:span text:style-name="T33">Δ</text:span><text:span text:style-name="T34">r</text:span><text:span text:style-name="T33">G (ξ</text:span><text:span text:style-name="T35">=0) &gt; 0</text:span></text:p>
          </draw:text-box>
        </draw:frame>
        <draw:frame draw:style-name="gr77" draw:text-style-name="P13" draw:layer="layout" svg:width="1.6cm" svg:height="1.348cm" svg:x="17.2cm" svg:y="15.552cm">
          <draw:text-box>
            <text:p><text:span text:style-name="T33">ξ</text:span><text:span text:style-name="T35">=0</text:span></text:p>
          </draw:text-box>
        </draw:frame>
        <draw:line draw:style-name="gr55" draw:text-style-name="P4" draw:layer="layout" svg:x1="6.7cm" svg:y1="18.8cm" svg:x2="13.1cm" svg:y2="18.8cm">
          <text:p/>
        </draw:line>
        <draw:line draw:style-name="gr81" draw:text-style-name="P4" draw:layer="layout" svg:x1="13cm" svg:y1="18.8cm" svg:x2="20.4cm" svg:y2="18.8cm">
          <text:p/>
        </draw:line>
        <draw:line draw:style-name="gr35" draw:text-style-name="P4" draw:layer="layout" svg:x1="17.9cm" svg:y1="18.4cm" svg:x2="17.9cm" svg:y2="19.2cm">
          <text:p/>
        </draw:line>
        <draw:frame draw:style-name="gr39" draw:text-style-name="P4" draw:layer="layout" svg:width="6.8cm" svg:height="1.22cm" svg:x="3cm" svg:y="3.4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82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frame draw:style-name="gr29" draw:text-style-name="P4" draw:layer="layout" svg:width="8.179cm" svg:height="2.623cm" svg:x="14.721cm" svg:y="2.6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line draw:style-name="gr4" draw:text-style-name="P4" draw:layer="layout" svg:x1="6.81cm" svg:y1="15.574cm" svg:x2="6.81cm" svg:y2="7.3cm">
          <text:p/>
        </draw:line>
        <draw:line draw:style-name="gr4" draw:text-style-name="P4" draw:layer="layout" svg:x1="4.4cm" svg:y1="15.454cm" svg:x2="23.4cm" svg:y2="15.453cm">
          <text:p/>
        </draw:line>
        <draw:frame draw:style-name="gr83" draw:text-style-name="P5" draw:layer="layout" svg:width="3cm" svg:height="1.113cm" svg:x="11.6cm" svg:y="10.499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84" draw:text-style-name="P10" draw:layer="layout" svg:width="2cm" svg:height="0.963cm" svg:x="6.3cm" svg:y="6.263cm">
          <draw:text-box>
            <text:p><text:span text:style-name="T22">G(</text:span><text:span text:style-name="T23">ξ)</text:span></text:p>
          </draw:text-box>
        </draw:frame>
        <draw:frame draw:style-name="gr85" draw:text-style-name="P5" draw:layer="layout" svg:width="2.268cm" svg:height="1.348cm" svg:x="19.2cm" svg:y="15.5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20.372cm" svg:y1="15.575cm" svg:x2="20.372cm" svg:y2="7.7cm">
          <text:p/>
        </draw:line>
        <draw:frame draw:style-name="gr85" draw:text-style-name="P5" draw:layer="layout" svg:width="1.6cm" svg:height="1.348cm" svg:x="6.1cm" svg:y="15.552cm">
          <draw:text-box>
            <text:p><text:span text:style-name="T7">ξ</text:span><text:span text:style-name="T8">min</text:span></text:p>
          </draw:text-box>
        </draw:frame>
        <draw:frame draw:style-name="gr85" draw:text-style-name="P11" draw:layer="layout" svg:width="1.3cm" svg:height="1.348cm" svg:x="12.5cm" svg:y="15.5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5.454cm" svg:x2="13.1cm" svg:y2="11.628cm">
          <text:p/>
        </draw:line>
        <draw:line draw:style-name="gr4" draw:text-style-name="P4" draw:layer="layout" svg:x1="5.2cm" svg:y1="18.8cm" svg:x2="23.4cm" svg:y2="18.8cm">
          <text:p/>
        </draw:line>
        <draw:frame draw:style-name="gr86" draw:text-style-name="P5" draw:layer="layout" svg:width="2.4cm" svg:height="1.113cm" svg:x="23.5cm" svg:y="18.4cm">
          <draw:text-box>
            <text:p><text:span text:style-name="T6">Q</text:span><text:span text:style-name="T26">R</text:span></text:p>
          </draw:text-box>
        </draw:frame>
        <draw:line draw:style-name="gr35" draw:text-style-name="P4" draw:layer="layout" svg:x1="13.1cm" svg:y1="18.4cm" svg:x2="13.1cm" svg:y2="19.2cm">
          <text:p/>
        </draw:line>
        <draw:frame draw:style-name="gr87" draw:text-style-name="P5" draw:layer="layout" svg:width="2cm" svg:height="0.963cm" svg:x="12.5cm" svg:y="19.3cm">
          <draw:text-box>
            <text:p><text:span text:style-name="T6">K</text:span><text:span text:style-name="T27">o</text:span><text:span text:style-name="T6">(T)</text:span></text:p>
          </draw:text-box>
        </draw:frame>
        <draw:frame draw:style-name="gr86" draw:text-style-name="P7" draw:layer="layout" svg:width="3.7cm" svg:height="1.113cm" svg:x="7.7cm" svg:y="19.2cm">
          <draw:text-box>
            <text:p><text:span text:style-name="T28">Q</text:span><text:span text:style-name="T29">R</text:span><text:span text:style-name="T30"> </text:span><text:span text:style-name="T28">&lt; K</text:span><text:span text:style-name="T31">o</text:span><text:span text:style-name="T28">(T)</text:span></text:p>
          </draw:text-box>
        </draw:frame>
        <draw:frame draw:style-name="gr86" draw:text-style-name="P13" draw:layer="layout" svg:width="4.8cm" svg:height="1.113cm" svg:x="16.1cm" svg:y="19.201cm">
          <draw:text-box>
            <text:p><text:span text:style-name="T36">Q</text:span><text:span text:style-name="T37">R</text:span><text:span text:style-name="T38"> &gt;</text:span><text:span text:style-name="T36"> K</text:span><text:span text:style-name="T39">o</text:span><text:span text:style-name="T36">(T)</text:span></text:p>
          </draw:text-box>
        </draw:frame>
        <draw:frame draw:style-name="gr88" draw:text-style-name="P5" draw:layer="layout" svg:width="1cm" svg:height="0.963cm" svg:x="23.4cm" svg:y="15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9.4cm" svg:viewBox="0 0 13562 2213" svg:d="M0 0c4390 4600 13562 600 13562 600">
          <text:p/>
        </draw:path>
        <draw:line draw:style-name="gr17" draw:text-style-name="P4" draw:layer="layout" svg:x1="14cm" svg:y1="11.627cm" svg:x2="12cm" svg:y2="11.627cm">
          <text:p/>
        </draw:line>
        <draw:line draw:style-name="gr72" draw:text-style-name="P4" draw:layer="layout" svg:x1="19.2cm" svg:y1="10.443cm" svg:x2="16.6cm" svg:y2="11.2cm">
          <text:p/>
        </draw:line>
        <draw:line draw:style-name="gr73" draw:text-style-name="P4" draw:layer="layout" svg:x1="17.9cm" svg:y1="10.8cm" svg:x2="17.9cm" svg:y2="15.6cm">
          <text:p/>
        </draw:line>
        <draw:frame draw:style-name="gr83" draw:text-style-name="P13" draw:layer="layout" svg:width="4.4cm" svg:height="1.113cm" svg:x="16.1cm" svg:y="9.302cm">
          <draw:text-box>
            <text:p><text:span text:style-name="T33">Δ</text:span><text:span text:style-name="T34">r</text:span><text:span text:style-name="T33">G (ξ</text:span><text:span text:style-name="T35">=0) &gt; 0</text:span></text:p>
          </draw:text-box>
        </draw:frame>
        <draw:frame draw:style-name="gr85" draw:text-style-name="P13" draw:layer="layout" svg:width="1.6cm" svg:height="1.348cm" svg:x="17.2cm" svg:y="15.552cm">
          <draw:text-box>
            <text:p><text:span text:style-name="T33">ξ</text:span><text:span text:style-name="T35">=0</text:span></text:p>
          </draw:text-box>
        </draw:frame>
        <draw:line draw:style-name="gr55" draw:text-style-name="P4" draw:layer="layout" svg:x1="6.7cm" svg:y1="18.8cm" svg:x2="13.1cm" svg:y2="18.8cm">
          <text:p/>
        </draw:line>
        <draw:line draw:style-name="gr81" draw:text-style-name="P4" draw:layer="layout" svg:x1="13cm" svg:y1="18.8cm" svg:x2="20.4cm" svg:y2="18.8cm">
          <text:p/>
        </draw:line>
        <draw:line draw:style-name="gr35" draw:text-style-name="P4" draw:layer="layout" svg:x1="17.9cm" svg:y1="18.4cm" svg:x2="17.9cm" svg:y2="19.2cm">
          <text:p/>
        </draw:line>
        <draw:frame draw:style-name="gr39" draw:text-style-name="P4" draw:layer="layout" svg:width="6.8cm" svg:height="1.22cm" svg:x="3cm" svg:y="3.4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line draw:style-name="gr89" draw:text-style-name="P4" draw:layer="layout" svg:x1="13.987cm" svg:y1="17.814cm" svg:x2="17.187cm" svg:y2="17.814cm">
          <text:p/>
        </draw:line>
        <draw:frame draw:style-name="gr90" draw:text-style-name="P12" draw:layer="layout" svg:width="3.413cm" svg:height="0.806cm" svg:x="13.987cm" svg:y="17.014cm">
          <draw:text-box>
            <text:p><text:span text:style-name="T32">sens indire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3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frame draw:style-name="gr29" draw:text-style-name="P4" draw:layer="layout" svg:width="8.179cm" svg:height="2.623cm" svg:x="14.721cm" svg:y="2.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4" draw:text-style-name="P4" draw:layer="layout" svg:x1="6.81cm" svg:y1="15.574cm" svg:x2="6.81cm" svg:y2="7.3cm">
          <text:p/>
        </draw:line>
        <draw:line draw:style-name="gr4" draw:text-style-name="P4" draw:layer="layout" svg:x1="4.4cm" svg:y1="15.454cm" svg:x2="23.4cm" svg:y2="15.453cm">
          <text:p/>
        </draw:line>
        <draw:frame draw:style-name="gr23" draw:text-style-name="P5" draw:layer="layout" svg:width="3cm" svg:height="1.113cm" svg:x="11.6cm" svg:y="10.499cm">
          <draw:text-box>
            <text:p><text:span text:style-name="T7">Δ</text:span><text:span text:style-name="T8">r</text:span><text:span text:style-name="T7">G = 0</text:span></text:p>
          </draw:text-box>
        </draw:frame>
        <draw:frame draw:style-name="gr24" draw:text-style-name="P10" draw:layer="layout" svg:width="2cm" svg:height="0.963cm" svg:x="6.3cm" svg:y="6.263cm">
          <draw:text-box>
            <text:p><text:span text:style-name="T22">G(</text:span><text:span text:style-name="T23">ξ)</text:span></text:p>
          </draw:text-box>
        </draw:frame>
        <draw:frame draw:style-name="gr25" draw:text-style-name="P5" draw:layer="layout" svg:width="2.268cm" svg:height="1.348cm" svg:x="19.2cm" svg:y="15.5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20.372cm" svg:y1="15.575cm" svg:x2="20.372cm" svg:y2="7.7cm">
          <text:p/>
        </draw:line>
        <draw:frame draw:style-name="gr25" draw:text-style-name="P5" draw:layer="layout" svg:width="1.6cm" svg:height="1.348cm" svg:x="6.1cm" svg:y="15.552cm">
          <draw:text-box>
            <text:p><text:span text:style-name="T7">ξ</text:span><text:span text:style-name="T8">min</text:span></text:p>
          </draw:text-box>
        </draw:frame>
        <draw:frame draw:style-name="gr25" draw:text-style-name="P11" draw:layer="layout" svg:width="1.3cm" svg:height="1.348cm" svg:x="12.5cm" svg:y="15.5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5.454cm" svg:x2="13.1cm" svg:y2="11.628cm">
          <text:p/>
        </draw:line>
        <draw:line draw:style-name="gr4" draw:text-style-name="P4" draw:layer="layout" svg:x1="5.2cm" svg:y1="18.8cm" svg:x2="23.4cm" svg:y2="18.8cm">
          <text:p/>
        </draw:line>
        <draw:frame draw:style-name="gr91" draw:layer="layout" svg:width="2.4cm" svg:height="1.113cm" svg:x="23.5cm" svg:y="18.4cm">
          <draw:text-box>
            <text:p>Q<text:span text:style-name="T40">R</text:span></text:p>
          </draw:text-box>
        </draw:frame>
        <draw:line draw:style-name="gr35" draw:text-style-name="P4" draw:layer="layout" svg:x1="13.1cm" svg:y1="18.4cm" svg:x2="13.1cm" svg:y2="19.2cm">
          <text:p/>
        </draw:line>
        <draw:frame draw:style-name="gr92" draw:layer="layout" svg:width="2cm" svg:height="0.963cm" svg:x="12.5cm" svg:y="19.3cm">
          <draw:text-box>
            <text:p>K<text:span text:style-name="T41">o</text:span>(T)</text:p>
          </draw:text-box>
        </draw:frame>
        <draw:frame draw:style-name="gr91" draw:text-style-name="P14" draw:layer="layout" svg:width="3.7cm" svg:height="1.113cm" svg:x="7.7cm" svg:y="19.2cm">
          <draw:text-box>
            <text:p><text:span text:style-name="T42">Q</text:span><text:span text:style-name="T43">R</text:span><text:span text:style-name="T44"> </text:span><text:span text:style-name="T42">&lt; K</text:span><text:span text:style-name="T45">o</text:span><text:span text:style-name="T42">(T)</text:span></text:p>
          </draw:text-box>
        </draw:frame>
        <draw:frame draw:style-name="gr91" draw:text-style-name="P15" draw:layer="layout" svg:width="4.8cm" svg:height="1.113cm" svg:x="16.1cm" svg:y="19.201cm">
          <draw:text-box>
            <text:p><text:span text:style-name="T46">Q</text:span><text:span text:style-name="T47">R</text:span><text:span text:style-name="T48"> &gt;</text:span><text:span text:style-name="T46"> K</text:span><text:span text:style-name="T49">o</text:span><text:span text:style-name="T46">(T)</text:span></text:p>
          </draw:text-box>
        </draw:frame>
        <draw:frame draw:style-name="gr11" draw:text-style-name="P5" draw:layer="layout" svg:width="1cm" svg:height="0.963cm" svg:x="23.4cm" svg:y="15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9.4cm" svg:viewBox="0 0 13562 2213" svg:d="M0 0c4390 4600 13562 600 13562 600">
          <text:p/>
        </draw:path>
        <draw:line draw:style-name="gr17" draw:text-style-name="P4" draw:layer="layout" svg:x1="14cm" svg:y1="11.627cm" svg:x2="12cm" svg:y2="11.627cm">
          <text:p/>
        </draw:line>
        <draw:line draw:style-name="gr72" draw:text-style-name="P4" draw:layer="layout" svg:x1="19.2cm" svg:y1="10.443cm" svg:x2="16.6cm" svg:y2="11.2cm">
          <text:p/>
        </draw:line>
        <draw:frame draw:style-name="gr23" draw:text-style-name="P13" draw:layer="layout" svg:width="4.4cm" svg:height="1.113cm" svg:x="16.1cm" svg:y="9.302cm">
          <draw:text-box>
            <text:p><text:span text:style-name="T33">Δ</text:span><text:span text:style-name="T34">r</text:span><text:span text:style-name="T33">G (ξ</text:span><text:span text:style-name="T35">=0) &gt; 0</text:span></text:p>
          </draw:text-box>
        </draw:frame>
        <draw:line draw:style-name="gr47" draw:text-style-name="P4" draw:layer="layout" svg:x1="10.7cm" svg:y1="11.5cm" svg:x2="8.2cm" svg:y2="10.6cm">
          <text:p/>
        </draw:line>
        <draw:frame draw:style-name="gr23" draw:text-style-name="P7" draw:layer="layout" svg:width="4.4cm" svg:height="1.113cm" svg:x="7.6cm" svg:y="9.5cm">
          <draw:text-box>
            <text:p><text:span text:style-name="T11">Δ</text:span><text:span text:style-name="T14">r</text:span><text:span text:style-name="T11">G (ξ</text:span><text:span text:style-name="T12">=0) &lt; 0</text:span></text:p>
          </draw:text-box>
        </draw:frame>
        <draw:line draw:style-name="gr55" draw:text-style-name="P4" draw:layer="layout" svg:x1="6.7cm" svg:y1="18.8cm" svg:x2="13.1cm" svg:y2="18.8cm">
          <text:p/>
        </draw:line>
        <draw:line draw:style-name="gr81" draw:text-style-name="P4" draw:layer="layout" svg:x1="13cm" svg:y1="18.8cm" svg:x2="20.4cm" svg:y2="18.8cm">
          <text:p/>
        </draw:line>
        <draw:frame draw:style-name="gr39" draw:text-style-name="P4" draw:layer="layout" svg:width="6.8cm" svg:height="1.22cm" svg:x="3cm" svg:y="3.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89" draw:text-style-name="P4" draw:layer="layout" svg:x1="13.987cm" svg:y1="17.814cm" svg:x2="17.187cm" svg:y2="17.814cm">
          <text:p/>
        </draw:line>
        <draw:frame draw:style-name="gr64" draw:text-style-name="P12" draw:layer="layout" svg:width="3.413cm" svg:height="0.806cm" svg:x="13.987cm" svg:y="17.014cm">
          <draw:text-box>
            <text:p><text:span text:style-name="T32">sens indirect</text:span></text:p>
          </draw:text-box>
        </draw:frame>
        <draw:line draw:style-name="gr63" draw:text-style-name="P4" draw:layer="layout" svg:x1="9cm" svg:y1="17.894cm" svg:x2="12.2cm" svg:y2="17.894cm">
          <text:p/>
        </draw:line>
        <draw:frame draw:style-name="gr64" draw:text-style-name="P12" draw:layer="layout" svg:width="3cm" svg:height="0.806cm" svg:x="9cm" svg:y="17.094cm">
          <draw:text-box>
            <text:p><text:span text:style-name="T32">sens dire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93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line draw:style-name="gr4" draw:text-style-name="P4" draw:layer="layout" svg:x1="6.81cm" svg:y1="13.974cm" svg:x2="6.81cm" svg:y2="5.7cm">
          <text:p/>
        </draw:line>
        <draw:line draw:style-name="gr4" draw:text-style-name="P4" draw:layer="layout" svg:x1="4.4cm" svg:y1="13.854cm" svg:x2="23.4cm" svg:y2="13.853cm">
          <text:p/>
        </draw:line>
        <draw:frame draw:style-name="gr94" draw:text-style-name="P10" draw:layer="layout" svg:width="2cm" svg:height="0.963cm" svg:x="6.3cm" svg:y="4.663cm">
          <draw:text-box>
            <text:p><text:span text:style-name="T22">G(</text:span><text:span text:style-name="T23">ξ)</text:span></text:p>
          </draw:text-box>
        </draw:frame>
        <draw:frame draw:style-name="gr95" draw:text-style-name="P5" draw:layer="layout" svg:width="1.6cm" svg:height="1.348cm" svg:x="6.1cm" svg:y="13.952cm">
          <draw:text-box>
            <text:p><text:span text:style-name="T7">ξ</text:span><text:span text:style-name="T8">min</text:span></text:p>
          </draw:text-box>
        </draw:frame>
        <draw:frame draw:style-name="gr95" draw:text-style-name="P11" draw:layer="layout" svg:width="1.3cm" svg:height="1.348cm" svg:x="12.5cm" svg:y="13.9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3.854cm" svg:x2="13.1cm" svg:y2="10.028cm">
          <text:p/>
        </draw:line>
        <draw:frame draw:style-name="gr96" draw:text-style-name="P5" draw:layer="layout" svg:width="1cm" svg:height="0.963cm" svg:x="23.4cm" svg:y="13.4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7.8cm" svg:viewBox="0 0 13562 2213" svg:d="M0 0c4390 4600 13562 600 13562 600">
          <text:p/>
        </draw:path>
        <draw:frame draw:style-name="gr97" draw:text-style-name="P5" draw:layer="layout" svg:width="20cm" svg:height="1.113cm" svg:x="1.2cm" svg:y="2.8cm">
          <draw:text-box>
            <text:p><text:span text:style-name="T6">Les bornes </text:span><text:span text:style-name="T7">ξ</text:span><text:span text:style-name="T8">min <text:s/></text:span><text:span text:style-name="T19">et ξ</text:span><text:span text:style-name="T8">max </text:span><text:span text:style-name="T6">sont fonction des quantités de matière initiales.</text:span></text:p>
          </draw:text-box>
        </draw:frame>
        <draw:frame draw:style-name="gr25" draw:text-style-name="P5" draw:layer="layout" svg:width="2.268cm" svg:height="1.348cm" svg:x="19.2cm" svg:y="13.8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20.372cm" svg:y1="13.875cm" svg:x2="20.372cm" svg:y2="6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98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line draw:style-name="gr4" draw:text-style-name="P4" draw:layer="layout" svg:x1="6.81cm" svg:y1="13.974cm" svg:x2="6.81cm" svg:y2="5.7cm">
          <text:p/>
        </draw:line>
        <draw:line draw:style-name="gr4" draw:text-style-name="P4" draw:layer="layout" svg:x1="4.4cm" svg:y1="13.854cm" svg:x2="23.4cm" svg:y2="13.853cm">
          <text:p/>
        </draw:line>
        <draw:frame draw:style-name="gr99" draw:text-style-name="P10" draw:layer="layout" svg:width="2cm" svg:height="0.963cm" svg:x="6.3cm" svg:y="4.663cm">
          <draw:text-box>
            <text:p><text:span text:style-name="T22">G(</text:span><text:span text:style-name="T23">ξ)</text:span></text:p>
          </draw:text-box>
        </draw:frame>
        <draw:frame draw:style-name="gr100" draw:text-style-name="P5" draw:layer="layout" svg:width="2.268cm" svg:height="1.348cm" svg:x="10.532cm" svg:y="13.8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11.704cm" svg:y1="13.875cm" svg:x2="11.704cm" svg:y2="6cm">
          <text:p/>
        </draw:line>
        <draw:frame draw:style-name="gr100" draw:text-style-name="P5" draw:layer="layout" svg:width="1.6cm" svg:height="1.348cm" svg:x="6.1cm" svg:y="13.952cm">
          <draw:text-box>
            <text:p><text:span text:style-name="T7">ξ</text:span><text:span text:style-name="T8">min</text:span></text:p>
          </draw:text-box>
        </draw:frame>
        <draw:frame draw:style-name="gr100" draw:text-style-name="P11" draw:layer="layout" svg:width="1.3cm" svg:height="1.348cm" svg:x="12.5cm" svg:y="13.9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3.854cm" svg:x2="13.1cm" svg:y2="10.028cm">
          <text:p/>
        </draw:line>
        <draw:frame draw:style-name="gr101" draw:text-style-name="P5" draw:layer="layout" svg:width="1cm" svg:height="0.963cm" svg:x="23.4cm" svg:y="13.4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7.8cm" svg:viewBox="0 0 13562 2213" svg:d="M0 0c4390 4600 13562 600 13562 600">
          <text:p/>
        </draw:path>
        <draw:frame draw:style-name="gr102" draw:text-style-name="P5" draw:layer="layout" svg:width="20cm" svg:height="1.113cm" svg:x="1.2cm" svg:y="2.8cm">
          <draw:text-box>
            <text:p><text:span text:style-name="T6">Les bornes </text:span><text:span text:style-name="T7">ξ</text:span><text:span text:style-name="T8">min <text:s/></text:span><text:span text:style-name="T19">et ξ</text:span><text:span text:style-name="T8">max </text:span><text:span text:style-name="T6">sont fonction des quantités de matière initial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03" draw:text-style-name="P3" draw:layer="layout" svg:width="8.5cm" svg:height="0.999cm" svg:x="9.8cm" svg:y="0.602cm">
          <draw:text-box>
            <text:p><text:span text:style-name="T3">Sens d'évolution spontanée</text:span></text:p>
          </draw:text-box>
        </draw:frame>
        <draw:line draw:style-name="gr4" draw:text-style-name="P4" draw:layer="layout" svg:x1="6.81cm" svg:y1="13.974cm" svg:x2="6.81cm" svg:y2="5.7cm">
          <text:p/>
        </draw:line>
        <draw:line draw:style-name="gr4" draw:text-style-name="P4" draw:layer="layout" svg:x1="4.4cm" svg:y1="13.854cm" svg:x2="23.4cm" svg:y2="13.853cm">
          <text:p/>
        </draw:line>
        <draw:frame draw:style-name="gr104" draw:text-style-name="P10" draw:layer="layout" svg:width="2cm" svg:height="0.963cm" svg:x="6.3cm" svg:y="4.663cm">
          <draw:text-box>
            <text:p><text:span text:style-name="T22">G(</text:span><text:span text:style-name="T23">ξ)</text:span></text:p>
          </draw:text-box>
        </draw:frame>
        <draw:frame draw:style-name="gr105" draw:text-style-name="P5" draw:layer="layout" svg:width="2.268cm" svg:height="1.348cm" svg:x="10.532cm" svg:y="13.852cm">
          <draw:text-box>
            <text:p><text:span text:style-name="T7">ξ</text:span><text:span text:style-name="T8">max</text:span></text:p>
          </draw:text-box>
        </draw:frame>
        <draw:line draw:style-name="gr7" draw:text-style-name="P4" draw:layer="layout" svg:x1="11.704cm" svg:y1="13.875cm" svg:x2="11.704cm" svg:y2="6cm">
          <text:p/>
        </draw:line>
        <draw:frame draw:style-name="gr105" draw:text-style-name="P5" draw:layer="layout" svg:width="1.6cm" svg:height="1.348cm" svg:x="6.1cm" svg:y="13.952cm">
          <draw:text-box>
            <text:p><text:span text:style-name="T7">ξ</text:span><text:span text:style-name="T8">min</text:span></text:p>
          </draw:text-box>
        </draw:frame>
        <draw:frame draw:style-name="gr105" draw:text-style-name="P11" draw:layer="layout" svg:width="1.3cm" svg:height="1.348cm" svg:x="12.5cm" svg:y="13.952cm">
          <draw:text-box>
            <text:p><text:span text:style-name="T24">ξ</text:span><text:span text:style-name="T25">eq</text:span></text:p>
          </draw:text-box>
        </draw:frame>
        <draw:line draw:style-name="gr33" draw:text-style-name="P4" draw:layer="layout" svg:x1="13.1cm" svg:y1="13.854cm" svg:x2="13.1cm" svg:y2="10.028cm">
          <text:p/>
        </draw:line>
        <draw:frame draw:style-name="gr106" draw:text-style-name="P5" draw:layer="layout" svg:width="1cm" svg:height="0.963cm" svg:x="23.4cm" svg:y="13.4cm">
          <draw:text-box>
            <text:p><text:span text:style-name="T7">ξ</text:span></text:p>
          </draw:text-box>
        </draw:frame>
        <draw:path draw:style-name="gr38" draw:text-style-name="P4" draw:layer="layout" svg:width="13.561cm" svg:height="2.212cm" svg:x="6.81cm" svg:y="7.8cm" svg:viewBox="0 0 13562 2213" svg:d="M0 0c4390 4600 13562 600 13562 600">
          <text:p/>
        </draw:path>
        <draw:frame draw:style-name="gr91" draw:layer="layout" svg:width="20cm" svg:height="1.113cm" svg:x="1.2cm" svg:y="2.8cm">
          <draw:text-box>
            <text:p>Les bornes <text:span text:style-name="T50">ξ</text:span><text:span text:style-name="T51">min <text:s/></text:span><text:span text:style-name="T52">et ξ</text:span><text:span text:style-name="T51">max </text:span>sont fonction des quantités de matière initiales.</text:p>
          </draw:text-box>
        </draw:frame>
        <draw:frame draw:style-name="gr107" draw:layer="layout" svg:width="25.347cm" svg:height="2.6cm" svg:x="1.253cm" svg:y="16.6cm">
          <draw:text-box>
            <text:p>Même si une réaction admet un équilibre en théorie, </text:p>
            <text:p/>
            <text:p><text:tab/><text:tab/><text:tab/><text:tab/><text:tab/><text:tab/>il ne peut être atteint <text:span text:style-name="T53">que s'il y a suffisamment de réactifs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108" draw:text-style-name="P3" draw:layer="layout" svg:width="4.3cm" svg:height="0.997cm" svg:x="11.8cm" svg:y="0.903cm">
          <draw:text-box>
            <text:p><text:span text:style-name="T3">En résumé :</text:span></text:p>
          </draw:text-box>
        </draw:frame>
        <draw:frame draw:style-name="gr109" draw:text-style-name="P5" draw:layer="layout" svg:width="20.4cm" svg:height="1.113cm" svg:x="2.2cm" svg:y="4.2cm">
          <draw:text-box>
            <text:p><text:span text:style-name="T6">- </text:span><text:span text:style-name="T28">Le signe de </text:span><text:span text:style-name="T11">Δ</text:span><text:span text:style-name="T14">r</text:span><text:span text:style-name="T11">G</text:span><text:span text:style-name="T6"> nous informe sur le sens d'évolution de la réac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110" draw:text-style-name="P3" draw:layer="layout" svg:width="4.3cm" svg:height="0.997cm" svg:x="11.8cm" svg:y="0.903cm">
          <draw:text-box>
            <text:p><text:span text:style-name="T3">En résumé :</text:span></text:p>
          </draw:text-box>
        </draw:frame>
        <draw:frame draw:style-name="gr111" draw:text-style-name="P5" draw:layer="layout" svg:width="20.4cm" svg:height="1.113cm" svg:x="2.2cm" svg:y="4.2cm">
          <draw:text-box>
            <text:p><text:span text:style-name="T6">- </text:span><text:span text:style-name="T28">Le signe de </text:span><text:span text:style-name="T11">Δ</text:span><text:span text:style-name="T14">r</text:span><text:span text:style-name="T11">G</text:span><text:span text:style-name="T6"> nous informe sur le sens d'évolution de la réaction.</text:span></text:p>
          </draw:text-box>
        </draw:frame>
        <draw:frame draw:style-name="gr112" draw:text-style-name="P5" draw:layer="layout" svg:width="24.4cm" svg:height="1.198cm" svg:x="2.2cm" svg:y="9.602cm">
          <draw:text-box>
            <text:p><text:span text:style-name="T6">- </text:span><text:span text:style-name="T28">Le signe de </text:span><text:span text:style-name="T11">Δ</text:span><text:span text:style-name="T14">r</text:span><text:span text:style-name="T11">G°</text:span><text:span text:style-name="T6"> nous informe sur son caractère favorable (K° &gt; 1) ou non (K° &lt; 1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13" draw:text-style-name="P3" draw:layer="layout" svg:width="4.3cm" svg:height="0.997cm" svg:x="11.8cm" svg:y="0.903cm">
          <draw:text-box>
            <text:p><text:span text:style-name="T3">En résumé :</text:span></text:p>
          </draw:text-box>
        </draw:frame>
        <draw:frame draw:style-name="gr114" draw:text-style-name="P5" draw:layer="layout" svg:width="20.4cm" svg:height="1.113cm" svg:x="2.2cm" svg:y="4.2cm">
          <draw:text-box>
            <text:p><text:span text:style-name="T6">- </text:span><text:span text:style-name="T28">Le signe de </text:span><text:span text:style-name="T11">Δ</text:span><text:span text:style-name="T14">r</text:span><text:span text:style-name="T11">G</text:span><text:span text:style-name="T6"> nous informe sur le sens d'évolution de la réaction.</text:span></text:p>
          </draw:text-box>
        </draw:frame>
        <draw:frame draw:style-name="gr114" draw:text-style-name="P5" draw:layer="layout" svg:width="20.4cm" svg:height="1.113cm" svg:x="2.2cm" svg:y="14.701cm">
          <draw:text-box>
            <text:p><text:span text:style-name="T6">- </text:span><text:span text:style-name="T28">La valeur de </text:span><text:span text:style-name="T11">Δ</text:span><text:span text:style-name="T14">r</text:span><text:span text:style-name="T11">G°</text:span><text:span text:style-name="T6"> nous informe sur la « position » de l'équilibre ...</text:span></text:p>
          </draw:text-box>
        </draw:frame>
        <draw:frame draw:style-name="gr115" draw:text-style-name="P5" draw:layer="layout" svg:width="24.4cm" svg:height="1.198cm" svg:x="2.2cm" svg:y="9.602cm">
          <draw:text-box>
            <text:p><text:span text:style-name="T6">- </text:span><text:span text:style-name="T28">Le signe de </text:span><text:span text:style-name="T11">Δ</text:span><text:span text:style-name="T14">r</text:span><text:span text:style-name="T11">G°</text:span><text:span text:style-name="T6"> nous informe sur son caractère favorable (K° &gt; 1) ou non (K° &lt; 1).</text:span></text:p>
          </draw:text-box>
        </draw:frame>
        <draw:frame draw:style-name="gr116" draw:text-style-name="P5" draw:layer="layout" svg:width="18.3cm" svg:height="1.715cm" svg:x="6.7cm" svg:y="16.237cm">
          <draw:text-box>
            <text:p><text:span text:style-name="T6">… </text:span><text:span text:style-name="T54">mais ne suffit pas pour dire si cet équilibre peut être atteint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117" draw:text-style-name="P3" draw:layer="layout" svg:width="4.3cm" svg:height="0.997cm" svg:x="11.8cm" svg:y="0.903cm">
          <draw:text-box>
            <text:p><text:span text:style-name="T3">En résumé :</text:span></text:p>
          </draw:text-box>
        </draw:frame>
        <draw:frame draw:style-name="gr91" draw:layer="layout" svg:width="20.4cm" svg:height="1.113cm" svg:x="2.2cm" svg:y="4.2cm">
          <draw:text-box>
            <text:p>- <text:span text:style-name="T42">Le signe de </text:span><text:span text:style-name="T55">Δ</text:span><text:span text:style-name="T56">r</text:span><text:span text:style-name="T55">G</text:span> nous informe sur le sens d'évolution de la réaction.</text:p>
          </draw:text-box>
        </draw:frame>
        <draw:frame draw:style-name="gr91" draw:layer="layout" svg:width="20.4cm" svg:height="1.113cm" svg:x="2.2cm" svg:y="14.701cm">
          <draw:text-box>
            <text:p>- <text:span text:style-name="T42">La valeur de </text:span><text:span text:style-name="T55">Δ</text:span><text:span text:style-name="T56">r</text:span><text:span text:style-name="T55">G°</text:span> nous informe sur la « position » de l'équilibre ...</text:p>
          </draw:text-box>
        </draw:frame>
        <draw:frame draw:style-name="gr118" draw:layer="layout" svg:width="24.4cm" svg:height="1.198cm" svg:x="2.2cm" svg:y="9.602cm">
          <draw:text-box>
            <text:p>- <text:span text:style-name="T42">Le signe de </text:span><text:span text:style-name="T55">Δ</text:span><text:span text:style-name="T56">r</text:span><text:span text:style-name="T55">G°</text:span> nous informe sur son caractère favorable (K° &gt; 1) ou non (K° &lt; 1).</text:p>
          </draw:text-box>
        </draw:frame>
        <draw:frame draw:style-name="gr119" draw:layer="layout" svg:width="18.3cm" svg:height="1.715cm" svg:x="6.7cm" svg:y="16.237cm">
          <draw:text-box>
            <text:p>… <text:span text:style-name="T57">mais ne suffit pas pour dire si cet équilibre peut être atteint</text:span>.</text:p>
          </draw:text-box>
        </draw:frame>
        <draw:frame draw:style-name="gr92" draw:text-style-name="P16" draw:layer="layout" svg:width="19.6cm" svg:height="0.963cm" svg:x="2.2cm" svg:y="18.9cm">
          <draw:text-box>
            <text:p><text:span text:style-name="T58">La question du nombre de degrés de liberté du système est posée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" style:display-name="Standard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1" style:display-name="Standard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3" style:display-name="Standard_2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3" style:display-name="Standard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" style:display-name="Standard_2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" style:display-name="Standard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1" style:display-name="Standard_9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" style:display-name="Standard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" style:display-name="Standard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1" style:display-name="Standard_2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1" style:display-name="Standard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" style:display-name="Standard_9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" style:display-name="Standard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" style:display-name="Standard_1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" style:display-name="Standard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" style:display-name="Standard_2_4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" style:display-name="Standard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" style:display-name="Standard_9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" style:display-name="Standard_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" style:display-name="Standard_1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" style:display-name="Standard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" style:display-name="Standard_2_4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" style:display-name="Standard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5" style:display-name="Standard_2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5" style:display-name="Standard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_5f_1" style:display-name="Standard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_5f_1" style:display-name="Standard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6" style:display-name="Standard_2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6" style:display-name="Standard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7" style:display-name="Standard_2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7" style:display-name="Standard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8" style:display-name="Standard_2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8" style:display-name="Standard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9" style:display-name="Standard_2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9" style:display-name="Standard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6" style:display-name="Standard_1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6" style:display-name="Standard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0" style:display-name="Standard_2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0" style:display-name="Standard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" style:display-name="Standard_1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7" style:display-name="Standard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_5f_1" style:display-name="Standard_1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_5f_1" style:display-name="Standard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7_5f_1" style:display-name="Standard_2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7_5f_1" style:display-name="Standard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8" style:display-name="Standard_1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8" style:display-name="Standard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" style:display-name="Standard_1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" style:display-name="Standard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8_5f_1" style:display-name="Standard_1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8_5f_1" style:display-name="Standard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_5f_1" style:display-name="Standard_1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_5f_1" style:display-name="Standard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8_5f_1_5f_1" style:display-name="Standard_18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8_5f_1_5f_1" style:display-name="Standard_1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_5f_1_5f_1" style:display-name="Standard_1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_5f_1_5f_1" style:display-name="Standard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8_5f_1_5f_1_5f_1" style:display-name="Standard_18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8_5f_1_5f_1_5f_1" style:display-name="Standard_1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_5f_1_5f_1_5f_1" style:display-name="Standard_1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_5f_1_5f_1_5f_1" style:display-name="Standard_1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2" style:display-name="Standard_1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2" style:display-name="Standard_1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" style:display-name="Standard_1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9" style:display-name="Standard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3" style:display-name="Standard_12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3" style:display-name="Standard_1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" style:display-name="Standard_19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9_5f_1" style:display-name="Standard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_5f_1" style:display-name="Standard_1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_5f_1" style:display-name="Standard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3_5f_1" style:display-name="Standard_12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3_5f_1" style:display-name="Standard_1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" style:display-name="Standard_19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9_5f_1_5f_1" style:display-name="Standard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_5f_1_5f_1" style:display-name="Standard_1_5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_5f_1_5f_1" style:display-name="Standard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3_5f_1_5f_1" style:display-name="Standard_12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3_5f_1_5f_1" style:display-name="Standard_1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0" style:display-name="Standard_2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0" style:display-name="Standard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" style:display-name="Standard_2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1" style:display-name="Standard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" style:display-name="Standard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_5f_1" style:display-name="Standard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_5f_1" style:display-name="Standard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_5f_1" style:display-name="Standard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" style:display-name="Standard_9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" style:display-name="Standard_9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" style:display-name="Standard_1_2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" style:display-name="Standard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" style:display-name="Standard_2_4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" style:display-name="Standard_2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" style:display-name="Standard_9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" style:display-name="Standard_9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" style:display-name="Standard_1_2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" style:display-name="Standard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2" style:display-name="Standard_9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2" style:display-name="Standard_9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_5f_1" style:display-name="Standard_9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_5f_1" style:display-name="Standard_9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_5f_1" style:display-name="Standard_1_2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_5f_1" style:display-name="Standard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_5f_1" style:display-name="Standard_2_4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_5f_1" style:display-name="Standard_2_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2" style:display-name="Standard_2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2" style:display-name="Standard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_5f_1" style:display-name="Standard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_5f_1" style:display-name="Standard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1_5f_1" style:display-name="Standard_9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_5f_1" style:display-name="Standard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_5f_1" style:display-name="Standard_6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_5f_1_5f_1" style:display-name="Standard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1" style:display-name="Standard_9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1" style:display-name="Standard_9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_5f_1" style:display-name="Standard_1_2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_5f_1" style:display-name="Standard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2_5f_1" style:display-name="Standard_9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2_5f_1" style:display-name="Standard_9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_5f_1_5f_1" style:display-name="Standard_9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_5f_1_5f_1" style:display-name="Standard_9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_5f_1_5f_1" style:display-name="Standard_1_2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_5f_1_5f_1" style:display-name="Standard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_5f_1_5f_1" style:display-name="Standard_2_4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_5f_1_5f_1" style:display-name="Standard_2_4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" style:display-name="Standard_2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3" style:display-name="Standard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_5f_2" style:display-name="Standard_8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_5f_2" style:display-name="Standard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1_5f_2" style:display-name="Standard_9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_5f_2" style:display-name="Standard_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_5f_2" style:display-name="Standard_6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_5f_1_5f_2" style:display-name="Standard_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2" style:display-name="Standard_9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2" style:display-name="Standard_9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_5f_2" style:display-name="Standard_1_2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_5f_2" style:display-name="Standard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2_5f_2" style:display-name="Standard_9_2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2_5f_2" style:display-name="Standard_9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_5f_1_5f_2" style:display-name="Standard_9_2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_5f_1_5f_2" style:display-name="Standard_9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_5f_1_5f_2" style:display-name="Standard_1_2_2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_5f_1_5f_2" style:display-name="Standard_1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_5f_1_5f_2" style:display-name="Standard_2_4_2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_5f_1_5f_2" style:display-name="Standard_2_4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1_5f_2_5f_1" style:display-name="Standard_9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_5f_2_5f_1" style:display-name="Standard_9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_5f_2_5f_1" style:display-name="Standard_6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_5f_1_5f_2_5f_1" style:display-name="Standard_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3_5f_2_5f_1" style:display-name="Standard_9_3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3_5f_2_5f_1" style:display-name="Standard_9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3_5f_2_5f_1" style:display-name="Standard_1_2_3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_5f_2_5f_1" style:display-name="Standard_1_2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2_5f_2_5f_1" style:display-name="Standard_9_2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2_5f_2_5f_1" style:display-name="Standard_9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_5f_2_5f_1_5f_1_5f_1_5f_2_5f_1" style:display-name="Standard_9_2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2_5f_1_5f_1_5f_1_5f_2_5f_1" style:display-name="Standard_9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2_5f_1_5f_1_5f_1_5f_2_5f_1" style:display-name="Standard_1_2_2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_5f_1_5f_1_5f_2_5f_1" style:display-name="Standard_1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4_5f_2_5f_1_5f_1_5f_1_5f_2_5f_1" style:display-name="Standard_2_4_2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4_5f_2_5f_1_5f_1_5f_1_5f_2_5f_1" style:display-name="Standard_2_4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4" style:display-name="Standard_2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4" style:display-name="Standard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1" style:display-name="Standard_2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1" style:display-name="Standard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_5f_1" style:display-name="Standard_1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_5f_1" style:display-name="Standard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_5f_1" style:display-name="Standard_1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_5f_1" style:display-name="Standard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" style:display-name="Standard_2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" style:display-name="Standard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6" style:display-name="Standard_2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6" style:display-name="Standard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7" style:display-name="Standard_2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7" style:display-name="Standard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" style:display-name="Standard_2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" style:display-name="Standard_2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2" style:display-name="Standard_2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2" style:display-name="Standard_2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" style:display-name="Standard_25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" style:display-name="Standard_2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1" style:display-name="Standard_25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1" style:display-name="Standard_2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1" style:display-name="Standard_25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1" style:display-name="Standard_2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8" style:display-name="Standard_2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8" style:display-name="Standard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4" style:display-name="Standard_25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4" style:display-name="Standard_2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2" style:display-name="Standard_25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2" style:display-name="Standard_2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2" style:display-name="Standard_25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2" style:display-name="Standard_2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9" style:display-name="Standard_2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9" style:display-name="Standard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5" style:display-name="Standard_25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5" style:display-name="Standard_2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3" style:display-name="Standard_25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3" style:display-name="Standard_2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3" style:display-name="Standard_25_3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3" style:display-name="Standard_25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0" style:display-name="Standard_3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0" style:display-name="Standard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6" style:display-name="Standard_25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6" style:display-name="Standard_2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4" style:display-name="Standard_25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4" style:display-name="Standard_25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4" style:display-name="Standard_25_3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4" style:display-name="Standard_25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1" style:display-name="Standard_3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1" style:display-name="Standard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9_5f_1" style:display-name="Standard_29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9_5f_1" style:display-name="Standard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5_5f_1" style:display-name="Standard_25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5_5f_1" style:display-name="Standard_25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3_5f_1" style:display-name="Standard_25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3_5f_1" style:display-name="Standard_25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3_5f_1" style:display-name="Standard_25_3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3_5f_1" style:display-name="Standard_25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2" style:display-name="Standard_3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2" style:display-name="Standard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9_5f_2" style:display-name="Standard_29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9_5f_2" style:display-name="Standard_2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5_5f_2" style:display-name="Standard_25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5_5f_2" style:display-name="Standard_25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3_5f_2" style:display-name="Standard_25_1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3_5f_2" style:display-name="Standard_25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3_5f_2" style:display-name="Standard_25_3_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3_5f_2" style:display-name="Standard_25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0_5f_1" style:display-name="Standard_3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0_5f_1" style:display-name="Standard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6_5f_1" style:display-name="Standard_25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6_5f_1" style:display-name="Standard_25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4_5f_1" style:display-name="Standard_25_1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4_5f_1" style:display-name="Standard_25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4_5f_1" style:display-name="Standard_25_3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4_5f_1" style:display-name="Standard_25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3" style:display-name="Standard_3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3" style:display-name="Standard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7" style:display-name="Standard_25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7" style:display-name="Standard_25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5" style:display-name="Standard_25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5" style:display-name="Standard_25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5" style:display-name="Standard_25_3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5" style:display-name="Standard_25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4" style:display-name="Standard_3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4" style:display-name="Standard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8" style:display-name="Standard_25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8" style:display-name="Standard_25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6" style:display-name="Standard_25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6" style:display-name="Standard_25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6" style:display-name="Standard_25_3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6" style:display-name="Standard_25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5" style:display-name="Standard_3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5" style:display-name="Standard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8_5f_1" style:display-name="Standard_25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8_5f_1" style:display-name="Standard_25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6_5f_1" style:display-name="Standard_25_1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6_5f_1" style:display-name="Standard_25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6_5f_1" style:display-name="Standard_25_3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6_5f_1" style:display-name="Standard_25_3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6" style:display-name="Standard_3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6" style:display-name="Standard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8_5f_2" style:display-name="Standard_25_8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8_5f_2" style:display-name="Standard_25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6_5f_2" style:display-name="Standard_25_1_6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6_5f_2" style:display-name="Standard_25_1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3_5f_6_5f_2" style:display-name="Standard_25_3_6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3_5f_6_5f_2" style:display-name="Standard_25_3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7" style:display-name="Standard_3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7" style:display-name="Standard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6_5f_3" style:display-name="Standard_25_1_6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6_5f_3" style:display-name="Standard_25_1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8" style:display-name="Standard_3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8" style:display-name="Standard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6_5f_4" style:display-name="Standard_25_1_6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6_5f_4" style:display-name="Standard_25_1_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9" style:display-name="Standard_3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9" style:display-name="Standard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6_5f_5" style:display-name="Standard_25_1_6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6_5f_5" style:display-name="Standard_25_1_6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10T09:42:23.09</meta:creation-date>
    <meta:editing-duration>PT4H2M6S</meta:editing-duration>
    <meta:editing-cycles>14</meta:editing-cycles>
    <dc:date>2019-04-10T10:14:43.35</dc:date>
    <meta:generator>OpenOffice/4.1.6$Win32 OpenOffice.org_project/416m1$Build-9790</meta:generator>
    <dc:creator>Mathieu Sarrat</dc:creator>
    <meta:document-statistic meta:object-count="412"/>
  </office:meta>
</office:document-meta>
</file>

<file path=Object 1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10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11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12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13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14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15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16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2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3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4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5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6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7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8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9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